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1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eneral Market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>
            <text:p>Current Market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office:value-type="string">
            <text:p>Turn 8</text:p>
          </table:table-cell>
          <table:table-cell table:style-name="ce1" office:value-type="string">
            <text:p>Turn 9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Leather</text:p>
          </table:table-cell>
          <table:table-cell office:value-type="float" office:value="6000">
            <text:p>6000</text:p>
          </table:table-cell>
          <table:table-cell office:value-type="float" office:value="5637">
            <text:p>5637</text:p>
          </table:table-cell>
          <table:table-cell office:value-type="float" office:value="7610">
            <text:p>7610</text:p>
          </table:table-cell>
          <table:table-cell office:value-type="float" office:value="10605">
            <text:p>10605</text:p>
          </table:table-cell>
          <table:table-cell office:value-type="float" office:value="8425">
            <text:p>8425</text:p>
          </table:table-cell>
          <table:table-cell office:value-type="float" office:value="9233">
            <text:p>9233</text:p>
          </table:table-cell>
          <table:table-cell office:value-type="float" office:value="12787">
            <text:p>12787</text:p>
          </table:table-cell>
          <table:table-cell office:value-type="float" office:value="18388">
            <text:p>18388</text:p>
          </table:table-cell>
          <table:table-cell office:value-type="float" office:value="7753">
            <text:p>7753</text:p>
          </table:table-cell>
          <table:table-cell office:value-type="float" office:value="22983">
            <text:p>22983</text:p>
          </table:table-cell>
          <table:table-cell table:number-columns-repeated="1013"/>
        </table:table-row>
        <table:table-row table:style-name="ro1">
          <table:table-cell office:value-type="string">
            <text:p>Bronze</text:p>
          </table:table-cell>
          <table:table-cell office:value-type="float" office:value="4000">
            <text:p>4000</text:p>
          </table:table-cell>
          <table:table-cell office:value-type="float" office:value="6348">
            <text:p>6348</text:p>
          </table:table-cell>
          <table:table-cell office:value-type="float" office:value="4938">
            <text:p>4938</text:p>
          </table:table-cell>
          <table:table-cell office:value-type="float" office:value="7350">
            <text:p>7350</text:p>
          </table:table-cell>
          <table:table-cell office:value-type="float" office:value="6711">
            <text:p>6711</text:p>
          </table:table-cell>
          <table:table-cell office:value-type="float" office:value="7794">
            <text:p>7794</text:p>
          </table:table-cell>
          <table:table-cell office:value-type="float" office:value="8413">
            <text:p>8413</text:p>
          </table:table-cell>
          <table:table-cell office:value-type="float" office:value="15544">
            <text:p>15544</text:p>
          </table:table-cell>
          <table:table-cell office:value-type="float" office:value="18967">
            <text:p>18967</text:p>
          </table:table-cell>
          <table:table-cell office:value-type="float" office:value="22556">
            <text:p>22556</text:p>
          </table:table-cell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office:value-type="float" office:value="3000">
            <text:p>3000</text:p>
          </table:table-cell>
          <table:table-cell office:value-type="float" office:value="324">
            <text:p>324</text:p>
          </table:table-cell>
          <table:table-cell office:value-type="float" office:value="2920">
            <text:p>2920</text:p>
          </table:table-cell>
          <table:table-cell office:value-type="float" office:value="2426">
            <text:p>2426</text:p>
          </table:table-cell>
          <table:table-cell office:value-type="float" office:value="3351">
            <text:p>3351</text:p>
          </table:table-cell>
          <table:table-cell office:value-type="float" office:value="2395">
            <text:p>2395</text:p>
          </table:table-cell>
          <table:table-cell office:value-type="float" office:value="5424">
            <text:p>5424</text:p>
          </table:table-cell>
          <table:table-cell office:value-type="float" office:value="674">
            <text:p>674</text:p>
          </table:table-cell>
          <table:table-cell office:value-type="float" office:value="12079">
            <text:p>12079</text:p>
          </table:table-cell>
          <table:table-cell office:value-type="float" office:value="6382">
            <text:p>6382</text:p>
          </table:table-cell>
          <table:table-cell table:number-columns-repeated="1013"/>
        </table:table-row>
        <table:table-row table:style-name="ro2">
          <table:table-cell office:value-type="string">
            <text:p>Mithril</text:p>
          </table:table-cell>
          <table:table-cell office:value-type="float" office:value="500">
            <text:p>500</text:p>
          </table:table-cell>
          <table:table-cell office:value-type="float" office:value="521">
            <text:p>521</text:p>
          </table:table-cell>
          <table:table-cell office:value-type="float" office:value="793">
            <text:p>793</text:p>
          </table:table-cell>
          <table:table-cell office:value-type="float" office:value="343">
            <text:p>343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 office:value-type="float" office:value="1757">
            <text:p>1757</text:p>
          </table:table-cell>
          <table:table-cell office:value-type="float" office:value="1496">
            <text:p>1496</text:p>
          </table:table-cell>
          <table:table-cell office:value-type="float" office:value="870">
            <text:p>870</text:p>
          </table:table-cell>
          <table:table-cell table:number-columns-repeated="1013"/>
        </table:table-row>
        <table:table-row table:style-name="ro1">
          <table:table-cell office:value-type="string">
            <text:p>Food</text:p>
          </table:table-cell>
          <table:table-cell office:value-type="float" office:value="11356">
            <text:p>11356</text:p>
          </table:table-cell>
          <table:table-cell office:value-type="float" office:value="47812">
            <text:p>47812</text:p>
          </table:table-cell>
          <table:table-cell office:value-type="float" office:value="68184">
            <text:p>68184</text:p>
          </table:table-cell>
          <table:table-cell office:value-type="float" office:value="67711">
            <text:p>67711</text:p>
          </table:table-cell>
          <table:table-cell office:value-type="float" office:value="104915">
            <text:p>104915</text:p>
          </table:table-cell>
          <table:table-cell office:value-type="float" office:value="195258">
            <text:p>195258</text:p>
          </table:table-cell>
          <table:table-cell office:value-type="float" office:value="183247">
            <text:p>183247</text:p>
          </table:table-cell>
          <table:table-cell office:value-type="float" office:value="191225">
            <text:p>191225</text:p>
          </table:table-cell>
          <table:table-cell office:value-type="float" office:value="253805">
            <text:p>253805</text:p>
          </table:table-cell>
          <table:table-cell office:value-type="float" office:value="228142">
            <text:p>228142</text:p>
          </table:table-cell>
          <table:table-cell table:number-columns-repeated="1013"/>
        </table:table-row>
        <table:table-row table:style-name="ro1">
          <table:table-cell office:value-type="string">
            <text:p>Timber</text:p>
          </table:table-cell>
          <table:table-cell office:value-type="float" office:value="5000">
            <text:p>5000</text:p>
          </table:table-cell>
          <table:table-cell office:value-type="float" office:value="8174">
            <text:p>8174</text:p>
          </table:table-cell>
          <table:table-cell office:value-type="float" office:value="685">
            <text:p>685</text:p>
          </table:table-cell>
          <table:table-cell office:value-type="float" office:value="11648">
            <text:p>11648</text:p>
          </table:table-cell>
          <table:table-cell office:value-type="float" office:value="4017">
            <text:p>4017</text:p>
          </table:table-cell>
          <table:table-cell office:value-type="float" office:value="6761">
            <text:p>6761</text:p>
          </table:table-cell>
          <table:table-cell office:value-type="float" office:value="1123">
            <text:p>1123</text:p>
          </table:table-cell>
          <table:table-cell office:value-type="float" office:value="18858">
            <text:p>18858</text:p>
          </table:table-cell>
          <table:table-cell office:value-type="float" office:value="920">
            <text:p>920</text:p>
          </table:table-cell>
          <table:table-cell office:value-type="float" office:value="19058">
            <text:p>19058</text:p>
          </table:table-cell>
          <table:table-cell table:number-columns-repeated="1013"/>
        </table:table-row>
        <table:table-row table:style-name="ro1">
          <table:table-cell office:value-type="string">
            <text:p>Mounts</text:p>
          </table:table-cell>
          <table:table-cell office:value-type="float" office:value="2000">
            <text:p>2000</text:p>
          </table:table-cell>
          <table:table-cell office:value-type="float" office:value="1328">
            <text:p>1328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2708">
            <text:p>2708</text:p>
          </table:table-cell>
          <table:table-cell office:value-type="float" office:value="693">
            <text:p>693</text:p>
          </table:table-cell>
          <table:table-cell office:value-type="float" office:value="1592">
            <text:p>1592</text:p>
          </table:table-cell>
          <table:table-cell office:value-type="float" office:value="221">
            <text:p>221</text:p>
          </table:table-cell>
          <table:table-cell office:value-type="float" office:value="1635">
            <text:p>1635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urrent Market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office:value-type="string">
            <text:p>Turn 8</text:p>
          </table:table-cell>
          <table:table-cell table:style-name="ce1" office:value-type="string">
            <text:p>Turn 9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Leather</text:p>
          </table:table-cell>
          <table:table-cell office:value-type="string">
            <text:p>-</text:p>
          </table:table-cell>
          <table:table-cell table:formula="of:=[.C2]-[.B2]" office:value-type="float" office:value="-363">
            <text:p>-363</text:p>
          </table:table-cell>
          <table:table-cell table:formula="of:=[.D2]-[.C2]" office:value-type="float" office:value="1973">
            <text:p>1973</text:p>
          </table:table-cell>
          <table:table-cell table:formula="of:=[.E2]-[.D2]" office:value-type="float" office:value="2995">
            <text:p>2995</text:p>
          </table:table-cell>
          <table:table-cell table:formula="of:=[.F2]-[.E2]" office:value-type="float" office:value="-2180">
            <text:p>-2180</text:p>
          </table:table-cell>
          <table:table-cell table:formula="of:=[.G2]-[.F2]" office:value-type="float" office:value="808">
            <text:p>808</text:p>
          </table:table-cell>
          <table:table-cell table:formula="of:=[.H2]-[.G2]" office:value-type="float" office:value="3554">
            <text:p>3554</text:p>
          </table:table-cell>
          <table:table-cell table:formula="of:=[.I2]-[.H2]" office:value-type="float" office:value="5601">
            <text:p>5601</text:p>
          </table:table-cell>
          <table:table-cell table:formula="of:=[.J2]-[.I2]" office:value-type="float" office:value="-10635">
            <text:p>-10635</text:p>
          </table:table-cell>
          <table:table-cell table:formula="of:=[.K2]-[.J2]" office:value-type="float" office:value="15230">
            <text:p>15230</text:p>
          </table:table-cell>
          <table:table-cell table:number-columns-repeated="1013"/>
        </table:table-row>
        <table:table-row table:style-name="ro1">
          <table:table-cell office:value-type="string">
            <text:p>Bronze</text:p>
          </table:table-cell>
          <table:table-cell office:value-type="string">
            <text:p>-</text:p>
          </table:table-cell>
          <table:table-cell table:formula="of:=[.C3]-[.B3]" office:value-type="float" office:value="2348">
            <text:p>2348</text:p>
          </table:table-cell>
          <table:table-cell table:formula="of:=[.D3]-[.C3]" office:value-type="float" office:value="-1410">
            <text:p>-1410</text:p>
          </table:table-cell>
          <table:table-cell table:formula="of:=[.E3]-[.D3]" office:value-type="float" office:value="2412">
            <text:p>2412</text:p>
          </table:table-cell>
          <table:table-cell table:formula="of:=[.F3]-[.E3]" office:value-type="float" office:value="-639">
            <text:p>-639</text:p>
          </table:table-cell>
          <table:table-cell table:formula="of:=[.G3]-[.F3]" office:value-type="float" office:value="1083">
            <text:p>1083</text:p>
          </table:table-cell>
          <table:table-cell table:formula="of:=[.H3]-[.G3]" office:value-type="float" office:value="619">
            <text:p>619</text:p>
          </table:table-cell>
          <table:table-cell table:formula="of:=[.I3]-[.H3]" office:value-type="float" office:value="7131">
            <text:p>7131</text:p>
          </table:table-cell>
          <table:table-cell table:formula="of:=[.J3]-[.I3]" office:value-type="float" office:value="3423">
            <text:p>3423</text:p>
          </table:table-cell>
          <table:table-cell table:formula="of:=[.K3]-[.J3]" office:value-type="float" office:value="3589">
            <text:p>3589</text:p>
          </table:table-cell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office:value-type="string">
            <text:p>-</text:p>
          </table:table-cell>
          <table:table-cell table:formula="of:=[.C4]-[.B4]" office:value-type="float" office:value="-2676">
            <text:p>-2676</text:p>
          </table:table-cell>
          <table:table-cell table:formula="of:=[.D4]-[.C4]" office:value-type="float" office:value="2596">
            <text:p>2596</text:p>
          </table:table-cell>
          <table:table-cell table:formula="of:=[.E4]-[.D4]" office:value-type="float" office:value="-494">
            <text:p>-494</text:p>
          </table:table-cell>
          <table:table-cell table:formula="of:=[.F4]-[.E4]" office:value-type="float" office:value="925">
            <text:p>925</text:p>
          </table:table-cell>
          <table:table-cell table:formula="of:=[.G4]-[.F4]" office:value-type="float" office:value="-956">
            <text:p>-956</text:p>
          </table:table-cell>
          <table:table-cell table:formula="of:=[.H4]-[.G4]" office:value-type="float" office:value="3029">
            <text:p>3029</text:p>
          </table:table-cell>
          <table:table-cell table:formula="of:=[.I4]-[.H4]" office:value-type="float" office:value="-4750">
            <text:p>-4750</text:p>
          </table:table-cell>
          <table:table-cell table:formula="of:=[.J4]-[.I4]" office:value-type="float" office:value="11405">
            <text:p>11405</text:p>
          </table:table-cell>
          <table:table-cell table:formula="of:=[.K4]-[.J4]" office:value-type="float" office:value="-5697">
            <text:p>-5697</text:p>
          </table:table-cell>
          <table:table-cell table:number-columns-repeated="1013"/>
        </table:table-row>
        <table:table-row table:style-name="ro2">
          <table:table-cell office:value-type="string">
            <text:p>Mithril</text:p>
          </table:table-cell>
          <table:table-cell office:value-type="string">
            <text:p>-</text:p>
          </table:table-cell>
          <table:table-cell table:formula="of:=[.C5]-[.B5]" office:value-type="float" office:value="21">
            <text:p>21</text:p>
          </table:table-cell>
          <table:table-cell table:formula="of:=[.D5]-[.C5]" office:value-type="float" office:value="272">
            <text:p>272</text:p>
          </table:table-cell>
          <table:table-cell table:formula="of:=[.E5]-[.D5]" office:value-type="float" office:value="-450">
            <text:p>-450</text:p>
          </table:table-cell>
          <table:table-cell table:formula="of:=[.F5]-[.E5]" office:value-type="float" office:value="139">
            <text:p>139</text:p>
          </table:table-cell>
          <table:table-cell table:formula="of:=[.G5]-[.F5]" office:value-type="float" office:value="-482">
            <text:p>-482</text:p>
          </table:table-cell>
          <table:table-cell table:formula="of:=[.H5]-[.G5]" office:value-type="float" office:value="1789">
            <text:p>1789</text:p>
          </table:table-cell>
          <table:table-cell table:formula="of:=[.I5]-[.H5]" office:value-type="float" office:value="-32">
            <text:p>-32</text:p>
          </table:table-cell>
          <table:table-cell table:formula="of:=[.J5]-[.I5]" office:value-type="float" office:value="-261">
            <text:p>-261</text:p>
          </table:table-cell>
          <table:table-cell table:formula="of:=[.K5]-[.J5]" office:value-type="float" office:value="-626">
            <text:p>-626</text:p>
          </table:table-cell>
          <table:table-cell table:number-columns-repeated="1013"/>
        </table:table-row>
        <table:table-row table:style-name="ro1">
          <table:table-cell office:value-type="string">
            <text:p>Food</text:p>
          </table:table-cell>
          <table:table-cell office:value-type="string">
            <text:p>-</text:p>
          </table:table-cell>
          <table:table-cell table:formula="of:=[.C6]-[.B6]" office:value-type="float" office:value="36456">
            <text:p>36456</text:p>
          </table:table-cell>
          <table:table-cell table:formula="of:=[.D6]-[.C6]" office:value-type="float" office:value="20372">
            <text:p>20372</text:p>
          </table:table-cell>
          <table:table-cell table:formula="of:=[.E6]-[.D6]" office:value-type="float" office:value="-473">
            <text:p>-473</text:p>
          </table:table-cell>
          <table:table-cell table:formula="of:=[.F6]-[.E6]" office:value-type="float" office:value="37204">
            <text:p>37204</text:p>
          </table:table-cell>
          <table:table-cell table:formula="of:=[.G6]-[.F6]" office:value-type="float" office:value="90343">
            <text:p>90343</text:p>
          </table:table-cell>
          <table:table-cell table:formula="of:=[.H6]-[.G6]" office:value-type="float" office:value="-12011">
            <text:p>-12011</text:p>
          </table:table-cell>
          <table:table-cell table:formula="of:=[.I6]-[.H6]" office:value-type="float" office:value="7978">
            <text:p>7978</text:p>
          </table:table-cell>
          <table:table-cell table:formula="of:=[.J6]-[.I6]" office:value-type="float" office:value="62580">
            <text:p>62580</text:p>
          </table:table-cell>
          <table:table-cell table:formula="of:=[.K6]-[.J6]" office:value-type="float" office:value="-25663">
            <text:p>-25663</text:p>
          </table:table-cell>
          <table:table-cell table:number-columns-repeated="1013"/>
        </table:table-row>
        <table:table-row table:style-name="ro1">
          <table:table-cell office:value-type="string">
            <text:p>Timber</text:p>
          </table:table-cell>
          <table:table-cell office:value-type="string">
            <text:p>-</text:p>
          </table:table-cell>
          <table:table-cell table:formula="of:=[.C7]-[.B7]" office:value-type="float" office:value="3174">
            <text:p>3174</text:p>
          </table:table-cell>
          <table:table-cell table:formula="of:=[.D7]-[.C7]" office:value-type="float" office:value="-7489">
            <text:p>-7489</text:p>
          </table:table-cell>
          <table:table-cell table:formula="of:=[.E7]-[.D7]" office:value-type="float" office:value="10963">
            <text:p>10963</text:p>
          </table:table-cell>
          <table:table-cell table:formula="of:=[.F7]-[.E7]" office:value-type="float" office:value="-7631">
            <text:p>-7631</text:p>
          </table:table-cell>
          <table:table-cell table:formula="of:=[.G7]-[.F7]" office:value-type="float" office:value="2744">
            <text:p>2744</text:p>
          </table:table-cell>
          <table:table-cell table:formula="of:=[.H7]-[.G7]" office:value-type="float" office:value="-5638">
            <text:p>-5638</text:p>
          </table:table-cell>
          <table:table-cell table:formula="of:=[.I7]-[.H7]" office:value-type="float" office:value="17735">
            <text:p>17735</text:p>
          </table:table-cell>
          <table:table-cell table:formula="of:=[.J7]-[.I7]" office:value-type="float" office:value="-17938">
            <text:p>-17938</text:p>
          </table:table-cell>
          <table:table-cell table:formula="of:=[.K7]-[.J7]" office:value-type="float" office:value="18138">
            <text:p>18138</text:p>
          </table:table-cell>
          <table:table-cell table:number-columns-repeated="1013"/>
        </table:table-row>
        <table:table-row table:style-name="ro1">
          <table:table-cell office:value-type="string">
            <text:p>Mounts</text:p>
          </table:table-cell>
          <table:table-cell office:value-type="string">
            <text:p>-</text:p>
          </table:table-cell>
          <table:table-cell table:formula="of:=[.C8]-[.B8]" office:value-type="float" office:value="-672">
            <text:p>-672</text:p>
          </table:table-cell>
          <table:table-cell table:formula="of:=[.D8]-[.C8]" office:value-type="float" office:value="378">
            <text:p>378</text:p>
          </table:table-cell>
          <table:table-cell table:formula="of:=[.E8]-[.D8]" office:value-type="float" office:value="-1706">
            <text:p>-1706</text:p>
          </table:table-cell>
          <table:table-cell table:formula="of:=[.F8]-[.E8]" office:value-type="float" office:value="2708">
            <text:p>2708</text:p>
          </table:table-cell>
          <table:table-cell table:formula="of:=[.G8]-[.F8]" office:value-type="float" office:value="-2015">
            <text:p>-2015</text:p>
          </table:table-cell>
          <table:table-cell table:formula="of:=[.H8]-[.G8]" office:value-type="float" office:value="899">
            <text:p>899</text:p>
          </table:table-cell>
          <table:table-cell table:formula="of:=[.I8]-[.H8]" office:value-type="float" office:value="-1371">
            <text:p>-1371</text:p>
          </table:table-cell>
          <table:table-cell table:formula="of:=[.J8]-[.I8]" office:value-type="float" office:value="1414">
            <text:p>1414</text:p>
          </table:table-cell>
          <table:table-cell table:formula="of:=[.K8]-[.J8]" office:value-type="float" office:value="240">
            <text:p>24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y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office:value-type="string">
            <text:p>Turn 8</text:p>
          </table:table-cell>
          <table:table-cell table:style-name="ce1" office:value-type="string">
            <text:p>Turn 9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Leather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Bronze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Mithril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1013"/>
        </table:table-row>
        <table:table-row table:style-name="ro1">
          <table:table-cell office:value-type="string">
            <text:p>Food</text:p>
          </table:table-cell>
          <table:table-cell table:number-columns-repeated="3" table:style-name="ce2" office:value-type="float" office:value="2">
            <text:p>2</text:p>
          </table:table-cell>
          <table:table-cell table:number-columns-repeated="7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Timbe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Mount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l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office:value-type="string">
            <text:p>Turn 8</text:p>
          </table:table-cell>
          <table:table-cell table:style-name="ce1" office:value-type="string">
            <text:p>Turn 9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Leather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Bronz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Mithril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1013"/>
        </table:table-row>
        <table:table-row table:style-name="ro1">
          <table:table-cell office:value-type="string">
            <text:p>Food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7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Timbe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Mount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 Strength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office:value-type="string">
            <text:p>Turn 8</text:p>
          </table:table-cell>
          <table:table-cell table:style-name="ce1" office:value-type="string">
            <text:p>Turn 9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Leather</text:p>
          </table:table-cell>
          <table:table-cell table:formula="of:=(([.B20]/[.B29])*[.B2])/100" office:value-type="float" office:value="150">
            <text:p>150</text:p>
          </table:table-cell>
          <table:table-cell table:formula="of:=(([.C20]/[.C29])*[.C2])/100" office:value-type="float" office:value="93.95">
            <text:p>93.95</text:p>
          </table:table-cell>
          <table:table-cell table:formula="of:=(([.D20]/[.D29])*[.D2])/100" office:value-type="float" office:value="101.466666666667">
            <text:p>101.4666666667</text:p>
          </table:table-cell>
          <table:table-cell table:formula="of:=(([.E20]/[.E29])*[.E2])/100" office:value-type="float" office:value="212.1">
            <text:p>212.1</text:p>
          </table:table-cell>
          <table:table-cell table:formula="of:=(([.F20]/[.F29])*[.F2])/100" office:value-type="float" office:value="168.5">
            <text:p>168.5</text:p>
          </table:table-cell>
          <table:table-cell table:formula="of:=(([.G20]/[.G29])*[.G2])/100" office:value-type="float" office:value="123.106666666667">
            <text:p>123.1066666667</text:p>
          </table:table-cell>
          <table:table-cell table:formula="of:=(([.H20]/[.H29])*[.H2])/100" office:value-type="float" office:value="191.805">
            <text:p>191.805</text:p>
          </table:table-cell>
          <table:table-cell table:formula="of:=(([.I20]/[.I29])*[.I2])/100" office:value-type="float" office:value="551.64">
            <text:p>551.64</text:p>
          </table:table-cell>
          <table:table-cell table:formula="of:=(([.J20]/[.J29])*[.J2])/100" office:value-type="float" office:value="116.295">
            <text:p>116.295</text:p>
          </table:table-cell>
          <table:table-cell table:formula="of:=(([.K20]/[.K29])*[.K2])/100" office:value-type="float" office:value="344.745">
            <text:p>344.745</text:p>
          </table:table-cell>
          <table:table-cell table:number-columns-repeated="1013"/>
        </table:table-row>
        <table:table-row table:style-name="ro1">
          <table:table-cell office:value-type="string">
            <text:p>Bronze</text:p>
          </table:table-cell>
          <table:table-cell table:formula="of:=(([.B21]/[.B30])*[.B3])/100" office:value-type="float" office:value="72">
            <text:p>72</text:p>
          </table:table-cell>
          <table:table-cell table:formula="of:=(([.C21]/[.C30])*[.C3])/100" office:value-type="float" office:value="105.8">
            <text:p>105.8</text:p>
          </table:table-cell>
          <table:table-cell table:formula="of:=(([.D21]/[.D30])*[.D3])/100" office:value-type="float" office:value="74.07">
            <text:p>74.07</text:p>
          </table:table-cell>
          <table:table-cell table:formula="of:=(([.E21]/[.E30])*[.E3])/100" office:value-type="float" office:value="122.5">
            <text:p>122.5</text:p>
          </table:table-cell>
          <table:table-cell table:formula="of:=(([.F21]/[.F30])*[.F3])/100" office:value-type="float" office:value="134.22">
            <text:p>134.22</text:p>
          </table:table-cell>
          <table:table-cell table:formula="of:=(([.G21]/[.G30])*[.G3])/100" office:value-type="float" office:value="129.9">
            <text:p>129.9</text:p>
          </table:table-cell>
          <table:table-cell table:formula="of:=(([.H21]/[.H30])*[.H3])/100" office:value-type="float" office:value="112.173333333333">
            <text:p>112.1733333333</text:p>
          </table:table-cell>
          <table:table-cell table:formula="of:=(([.I21]/[.I30])*[.I3])/100" office:value-type="float" office:value="466.32">
            <text:p>466.32</text:p>
          </table:table-cell>
          <table:table-cell table:formula="of:=(([.J21]/[.J30])*[.J3])/100" office:value-type="float" office:value="284.505">
            <text:p>284.505</text:p>
          </table:table-cell>
          <table:table-cell table:formula="of:=(([.K21]/[.K30])*[.K3])/100" office:value-type="float" office:value="338.34">
            <text:p>338.34</text:p>
          </table:table-cell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table:formula="of:=(([.B22]/[.B31])*[.B4])/100" office:value-type="float" office:value="60">
            <text:p>60</text:p>
          </table:table-cell>
          <table:table-cell table:formula="of:=(([.C22]/[.C31])*[.C4])/100" office:value-type="float" office:value="4.86">
            <text:p>4.86</text:p>
          </table:table-cell>
          <table:table-cell table:formula="of:=(([.D22]/[.D31])*[.D4])/100" office:value-type="float" office:value="46.72">
            <text:p>46.72</text:p>
          </table:table-cell>
          <table:table-cell table:formula="of:=(([.E22]/[.E31])*[.E4])/100" office:value-type="float" office:value="38.816">
            <text:p>38.816</text:p>
          </table:table-cell>
          <table:table-cell table:formula="of:=(([.F22]/[.F31])*[.F4])/100" office:value-type="float" office:value="78.19">
            <text:p>78.19</text:p>
          </table:table-cell>
          <table:table-cell table:formula="of:=(([.G22]/[.G31])*[.G4])/100" office:value-type="float" office:value="38.32">
            <text:p>38.32</text:p>
          </table:table-cell>
          <table:table-cell table:formula="of:=(([.H22]/[.H31])*[.H4])/100" office:value-type="float" office:value="90.4">
            <text:p>90.4</text:p>
          </table:table-cell>
          <table:table-cell table:formula="of:=(([.I22]/[.I31])*[.I4])/100" office:value-type="float" office:value="13.48">
            <text:p>13.48</text:p>
          </table:table-cell>
          <table:table-cell table:formula="of:=(([.J22]/[.J31])*[.J4])/100" office:value-type="float" office:value="181.185">
            <text:p>181.185</text:p>
          </table:table-cell>
          <table:table-cell table:formula="of:=(([.K22]/[.K31])*[.K4])/100" office:value-type="float" office:value="106.366666666667">
            <text:p>106.3666666667</text:p>
          </table:table-cell>
          <table:table-cell table:number-columns-repeated="1013"/>
        </table:table-row>
        <table:table-row table:style-name="ro2">
          <table:table-cell office:value-type="string">
            <text:p>Mithril</text:p>
          </table:table-cell>
          <table:table-cell table:formula="of:=(([.B23]/[.B32])*[.B5])/100" office:value-type="float" office:value="9.40476190476191">
            <text:p>9.4047619048</text:p>
          </table:table-cell>
          <table:table-cell table:formula="of:=(([.C23]/[.C32])*[.C5])/100" office:value-type="float" office:value="8.08921052631579">
            <text:p>8.0892105263</text:p>
          </table:table-cell>
          <table:table-cell table:formula="of:=(([.D23]/[.D32])*[.D5])/100" office:value-type="float" office:value="11.3663333333333">
            <text:p>11.3663333333</text:p>
          </table:table-cell>
          <table:table-cell table:formula="of:=(([.E23]/[.E32])*[.E5])/100" office:value-type="float" office:value="5.488">
            <text:p>5.488</text:p>
          </table:table-cell>
          <table:table-cell table:formula="of:=(([.F23]/[.F32])*[.F5])/100" office:value-type="float" office:value="10.3285714285714">
            <text:p>10.3285714286</text:p>
          </table:table-cell>
          <table:table-cell table:formula="of:=(([.G23]/[.G32])*[.G5])/100" office:value-type="float" office:value="0">
            <text:p>0</text:p>
          </table:table-cell>
          <table:table-cell table:formula="of:=(([.H23]/[.H32])*[.H5])/100" office:value-type="float" office:value="26.3088235294118">
            <text:p>26.3088235294</text:p>
          </table:table-cell>
          <table:table-cell table:formula="of:=(([.I23]/[.I32])*[.I5])/100" office:value-type="float" office:value="35.14">
            <text:p>35.14</text:p>
          </table:table-cell>
          <table:table-cell table:formula="of:=(([.J23]/[.J32])*[.J5])/100" office:value-type="float" office:value="20.57">
            <text:p>20.57</text:p>
          </table:table-cell>
          <table:table-cell table:formula="of:=(([.K23]/[.K32])*[.K5])/100" office:value-type="float" office:value="14.9142857142857">
            <text:p>14.9142857143</text:p>
          </table:table-cell>
          <table:table-cell table:number-columns-repeated="1013"/>
        </table:table-row>
        <table:table-row table:style-name="ro1">
          <table:table-cell office:value-type="string">
            <text:p>Food</text:p>
          </table:table-cell>
          <table:table-cell table:number-columns-repeated="10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Timber</text:p>
          </table:table-cell>
          <table:table-cell table:formula="of:=(([.B25]/[.B34])*[.B7])/100" office:value-type="float" office:value="100">
            <text:p>100</text:p>
          </table:table-cell>
          <table:table-cell table:formula="of:=(([.C25]/[.C34])*[.C7])/100" office:value-type="float" office:value="136.233333333333">
            <text:p>136.2333333333</text:p>
          </table:table-cell>
          <table:table-cell table:formula="of:=(([.D25]/[.D34])*[.D7])/100" office:value-type="float" office:value="9.78571428571429">
            <text:p>9.7857142857</text:p>
          </table:table-cell>
          <table:table-cell table:formula="of:=(([.E25]/[.E34])*[.E7])/100" office:value-type="float" office:value="232.96">
            <text:p>232.96</text:p>
          </table:table-cell>
          <table:table-cell table:formula="of:=(([.F25]/[.F34])*[.F7])/100" office:value-type="float" office:value="93.73">
            <text:p>93.73</text:p>
          </table:table-cell>
          <table:table-cell table:formula="of:=(([.G25]/[.G34])*[.G7])/100" office:value-type="float" office:value="112.683333333333">
            <text:p>112.6833333333</text:p>
          </table:table-cell>
          <table:table-cell table:formula="of:=(([.H25]/[.H34])*[.H7])/100" office:value-type="float" office:value="16.845">
            <text:p>16.845</text:p>
          </table:table-cell>
          <table:table-cell table:formula="of:=(([.I25]/[.I34])*[.I7])/100" office:value-type="float" office:value="565.74">
            <text:p>565.74</text:p>
          </table:table-cell>
          <table:table-cell table:formula="of:=(([.J25]/[.J34])*[.J7])/100" office:value-type="float" office:value="12.2666666666667">
            <text:p>12.2666666667</text:p>
          </table:table-cell>
          <table:table-cell table:formula="of:=(([.K25]/[.K34])*[.K7])/100" office:value-type="float" office:value="285.87">
            <text:p>285.87</text:p>
          </table:table-cell>
          <table:table-cell table:number-columns-repeated="1013"/>
        </table:table-row>
        <table:table-row table:style-name="ro1">
          <table:table-cell office:value-type="string">
            <text:p>Mounts</text:p>
          </table:table-cell>
          <table:table-cell table:formula="of:=(([.B26]/[.B35])*[.B8])/100" office:value-type="float" office:value="37.5">
            <text:p>37.5</text:p>
          </table:table-cell>
          <table:table-cell table:formula="of:=(([.C26]/[.C35])*[.C8])/100" office:value-type="float" office:value="21.248">
            <text:p>21.248</text:p>
          </table:table-cell>
          <table:table-cell table:formula="of:=(([.D26]/[.D35])*[.D8])/100" office:value-type="float" office:value="23.4575">
            <text:p>23.4575</text:p>
          </table:table-cell>
          <table:table-cell table:formula="of:=(([.E26]/[.E35])*[.E8])/100" office:value-type="float" office:value="0">
            <text:p>0</text:p>
          </table:table-cell>
          <table:table-cell table:formula="of:=(([.F26]/[.F35])*[.F8])/100" office:value-type="float" office:value="54.16">
            <text:p>54.16</text:p>
          </table:table-cell>
          <table:table-cell table:formula="of:=(([.G26]/[.G35])*[.G8])/100" office:value-type="float" office:value="11.088">
            <text:p>11.088</text:p>
          </table:table-cell>
          <table:table-cell table:formula="of:=(([.H26]/[.H35])*[.H8])/100" office:value-type="float" office:value="21.2266666666667">
            <text:p>21.2266666667</text:p>
          </table:table-cell>
          <table:table-cell table:formula="of:=(([.I26]/[.I35])*[.I8])/100" office:value-type="float" office:value="4.66555555555556">
            <text:p>4.6655555556</text:p>
          </table:table-cell>
          <table:table-cell table:formula="of:=(([.J26]/[.J35])*[.J8])/100" office:value-type="float" office:value="23.3571428571429">
            <text:p>23.3571428571</text:p>
          </table:table-cell>
          <table:table-cell table:formula="of:=(([.K26]/[.K35])*[.K8])/100" office:value-type="float" office:value="32.1428571428571">
            <text:p>32.1428571429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38:.B44])" office:value-type="float" office:value="428.904761904762">
            <text:p>428.9047619048</text:p>
          </table:table-cell>
          <table:table-cell table:formula="of:=SUM([.C38:.C44])" office:value-type="float" office:value="370.180543859649">
            <text:p>370.1805438596</text:p>
          </table:table-cell>
          <table:table-cell table:formula="of:=SUM([.D38:.D44])" office:value-type="float" office:value="266.866214285714">
            <text:p>266.8662142857</text:p>
          </table:table-cell>
          <table:table-cell table:formula="of:=SUM([.E38:.E44])" office:value-type="float" office:value="611.864">
            <text:p>611.864</text:p>
          </table:table-cell>
          <table:table-cell table:formula="of:=SUM([.F38:.F44])" office:value-type="float" office:value="539.128571428572">
            <text:p>539.1285714286</text:p>
          </table:table-cell>
          <table:table-cell table:formula="of:=SUM([.G38:.G44])" office:value-type="float" office:value="415.098">
            <text:p>415.098</text:p>
          </table:table-cell>
          <table:table-cell table:formula="of:=SUM([.H38:.H44])" office:value-type="float" office:value="458.758823529412">
            <text:p>458.7588235294</text:p>
          </table:table-cell>
          <table:table-cell table:formula="of:=SUM([.I38:.I44])" office:value-type="float" office:value="1636.98555555556">
            <text:p>1636.9855555556</text:p>
          </table:table-cell>
          <table:table-cell table:formula="of:=SUM([.J38:.J44])" office:value-type="float" office:value="638.17880952381">
            <text:p>638.1788095238</text:p>
          </table:table-cell>
          <table:table-cell table:formula="of:=SUM([.K38:.K44])" office:value-type="float" office:value="1122.37880952381">
            <text:p>1122.3788095238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ds Market" table:style-name="ta1" table:print="false"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office:value-type="string">
            <text:p>Current Stores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office:value-type="string">
            <text:p>Turn 8</text:p>
          </table:table-cell>
          <table:table-cell table:style-name="ce1" office:value-type="string">
            <text:p>Turn 9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Leather</text:p>
          </table:table-cell>
          <table:table-cell office:value-type="float" office:value="932">
            <text:p>932</text:p>
          </table:table-cell>
          <table:table-cell office:value-type="float" office:value="1630">
            <text:p>1630</text:p>
          </table:table-cell>
          <table:table-cell office:value-type="float" office:value="582">
            <text:p>582</text:p>
          </table:table-cell>
          <table:table-cell office:value-type="float" office:value="1022">
            <text:p>1022</text:p>
          </table:table-cell>
          <table:table-cell office:value-type="float" office:value="2044">
            <text:p>2044</text:p>
          </table:table-cell>
          <table:table-cell office:value-type="float" office:value="1022">
            <text:p>1022</text:p>
          </table:table-cell>
          <table:table-cell office:value-type="float" office:value="2044">
            <text:p>2044</text:p>
          </table:table-cell>
          <table:table-cell office:value-type="float" office:value="2862">
            <text:p>2862</text:p>
          </table:table-cell>
          <table:table-cell office:value-type="float" office:value="8614">
            <text:p>8614</text:p>
          </table:table-cell>
          <table:table-cell office:value-type="float" office:value="9649">
            <text:p>9649</text:p>
          </table:table-cell>
          <table:table-cell table:number-columns-repeated="1013"/>
        </table:table-row>
        <table:table-row table:style-name="ro1">
          <table:table-cell office:value-type="string">
            <text:p>Bronze</text:p>
          </table:table-cell>
          <table:table-cell office:value-type="float" office:value="379">
            <text:p>379</text:p>
          </table:table-cell>
          <table:table-cell office:value-type="float" office:value="689">
            <text:p>689</text:p>
          </table:table-cell>
          <table:table-cell office:value-type="float" office:value="478">
            <text:p>478</text:p>
          </table:table-cell>
          <table:table-cell office:value-type="float" office:value="688">
            <text:p>688</text:p>
          </table:table-cell>
          <table:table-cell office:value-type="float" office:value="1616">
            <text:p>1616</text:p>
          </table:table-cell>
          <table:table-cell office:value-type="float" office:value="928">
            <text:p>928</text:p>
          </table:table-cell>
          <table:table-cell office:value-type="float" office:value="1812">
            <text:p>1812</text:p>
          </table:table-cell>
          <table:table-cell office:value-type="float" office:value="2648">
            <text:p>2648</text:p>
          </table:table-cell>
          <table:table-cell office:value-type="float" office:value="3199">
            <text:p>3199</text:p>
          </table:table-cell>
          <table:table-cell office:value-type="float" office:value="4381">
            <text:p>4381</text:p>
          </table:table-cell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office:value-type="float" office:value="333">
            <text:p>333</text:p>
          </table:table-cell>
          <table:table-cell office:value-type="float" office:value="604">
            <text:p>604</text:p>
          </table:table-cell>
          <table:table-cell office:value-type="float" office:value="1030">
            <text:p>1030</text:p>
          </table:table-cell>
          <table:table-cell office:value-type="float" office:value="516">
            <text:p>516</text:p>
          </table:table-cell>
          <table:table-cell office:value-type="float" office:value="1032">
            <text:p>1032</text:p>
          </table:table-cell>
          <table:table-cell office:value-type="float" office:value="1548">
            <text:p>1548</text:p>
          </table:table-cell>
          <table:table-cell office:value-type="float" office:value="470">
            <text:p>470</text:p>
          </table:table-cell>
          <table:table-cell office:value-type="float" office:value="3364">
            <text:p>3364</text:p>
          </table:table-cell>
          <table:table-cell office:value-type="float" office:value="327">
            <text:p>327</text:p>
          </table:table-cell>
          <table:table-cell office:value-type="float" office:value="480">
            <text:p>480</text:p>
          </table:table-cell>
          <table:table-cell table:number-columns-repeated="1013"/>
        </table:table-row>
        <table:table-row table:style-name="ro2">
          <table:table-cell office:value-type="string">
            <text:p>Mithril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5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1013"/>
        </table:table-row>
        <table:table-row table:style-name="ro1">
          <table:table-cell office:value-type="string">
            <text:p>Food</text:p>
          </table:table-cell>
          <table:table-cell office:value-type="float" office:value="4086">
            <text:p>4086</text:p>
          </table:table-cell>
          <table:table-cell office:value-type="float" office:value="5573">
            <text:p>5573</text:p>
          </table:table-cell>
          <table:table-cell office:value-type="float" office:value="8059">
            <text:p>8059</text:p>
          </table:table-cell>
          <table:table-cell office:value-type="float" office:value="10645">
            <text:p>10645</text:p>
          </table:table-cell>
          <table:table-cell office:value-type="float" office:value="4012">
            <text:p>4012</text:p>
          </table:table-cell>
          <table:table-cell office:value-type="float" office:value="8024">
            <text:p>8024</text:p>
          </table:table-cell>
          <table:table-cell office:value-type="float" office:value="3686">
            <text:p>3686</text:p>
          </table:table-cell>
          <table:table-cell office:value-type="float" office:value="6965">
            <text:p>6965</text:p>
          </table:table-cell>
          <table:table-cell office:value-type="float" office:value="11069">
            <text:p>11069</text:p>
          </table:table-cell>
          <table:table-cell office:value-type="float" office:value="12448">
            <text:p>12448</text:p>
          </table:table-cell>
          <table:table-cell table:number-columns-repeated="1013"/>
        </table:table-row>
        <table:table-row table:style-name="ro1">
          <table:table-cell office:value-type="string">
            <text:p>Timber</text:p>
          </table:table-cell>
          <table:table-cell office:value-type="float" office:value="1031">
            <text:p>1031</text:p>
          </table:table-cell>
          <table:table-cell office:value-type="float" office:value="1674">
            <text:p>1674</text:p>
          </table:table-cell>
          <table:table-cell office:value-type="float" office:value="8370">
            <text:p>8370</text:p>
          </table:table-cell>
          <table:table-cell office:value-type="float" office:value="8986">
            <text:p>8986</text:p>
          </table:table-cell>
          <table:table-cell office:value-type="float" office:value="13416">
            <text:p>13416</text:p>
          </table:table-cell>
          <table:table-cell office:value-type="float" office:value="17563">
            <text:p>17563</text:p>
          </table:table-cell>
          <table:table-cell office:value-type="float" office:value="20693">
            <text:p>20693</text:p>
          </table:table-cell>
          <table:table-cell office:value-type="float" office:value="19262">
            <text:p>19262</text:p>
          </table:table-cell>
          <table:table-cell office:value-type="float" office:value="28200">
            <text:p>28200</text:p>
          </table:table-cell>
          <table:table-cell office:value-type="float" office:value="27709">
            <text:p>27709</text:p>
          </table:table-cell>
          <table:table-cell table:number-columns-repeated="1013"/>
        </table:table-row>
        <table:table-row table:style-name="ro1">
          <table:table-cell office:value-type="string">
            <text:p>Mounts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39">
            <text:p>139</text:p>
          </table:table-cell>
          <table:table-cell office:value-type="float" office:value="70">
            <text:p>70</text:p>
          </table:table-cell>
          <table:table-cell office:value-type="float" office:value="134">
            <text:p>134</text:p>
          </table:table-cell>
          <table:table-cell office:value-type="float" office:value="890">
            <text:p>890</text:p>
          </table:table-cell>
          <table:table-cell office:value-type="float" office:value="1005">
            <text:p>1005</text:p>
          </table:table-cell>
          <table:table-cell office:value-type="float" office:value="957">
            <text:p>957</text:p>
          </table:table-cell>
          <table:table-cell table:number-columns-repeated="1013"/>
        </table:table-row>
        <table:table-row table:style-name="ro1">
          <table:table-cell office:value-type="string">
            <text:p>Surplus</text:p>
          </table:table-cell>
          <table:table-cell office:value-type="float" office:value="-930">
            <text:p>-930</text:p>
          </table:table-cell>
          <table:table-cell office:value-type="float" office:value="-1090">
            <text:p>-1090</text:p>
          </table:table-cell>
          <table:table-cell office:value-type="float" office:value="2615">
            <text:p>2615</text:p>
          </table:table-cell>
          <table:table-cell office:value-type="float" office:value="8050">
            <text:p>8050</text:p>
          </table:table-cell>
          <table:table-cell office:value-type="float" office:value="8470">
            <text:p>8470</text:p>
          </table:table-cell>
          <table:table-cell office:value-type="float" office:value="6530">
            <text:p>6530</text:p>
          </table:table-cell>
          <table:table-cell office:value-type="float" office:value="6950">
            <text:p>6950</text:p>
          </table:table-cell>
          <table:table-cell office:value-type="float" office:value="12020">
            <text:p>12020</text:p>
          </table:table-cell>
          <table:table-cell office:value-type="float" office:value="10600">
            <text:p>10600</text:p>
          </table:table-cell>
          <table:table-cell office:value-type="float" office:value="14500">
            <text:p>145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 Strength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office:value-type="string">
            <text:p>Turn 8</text:p>
          </table:table-cell>
          <table:table-cell table:style-name="ce1" office:value-type="string">
            <text:p>Turn 9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Leather</text:p>
          </table:table-cell>
          <table:table-cell table:formula="of:=(['General Market'.B20]/['General Market'.B29])*[.B2]/100" office:value-type="float" office:value="23.3">
            <text:p>23.3</text:p>
          </table:table-cell>
          <table:table-cell table:formula="of:=(['General Market'.C20]/['General Market'.C29])*[.C2]/100" office:value-type="float" office:value="27.1666666666667">
            <text:p>27.1666666667</text:p>
          </table:table-cell>
          <table:table-cell table:formula="of:=(['General Market'.D20]/['General Market'.D29])*[.D2]/100" office:value-type="float" office:value="7.76">
            <text:p>7.76</text:p>
          </table:table-cell>
          <table:table-cell table:formula="of:=(['General Market'.E20]/['General Market'.E29])*[.E2]/100" office:value-type="float" office:value="20.44">
            <text:p>20.44</text:p>
          </table:table-cell>
          <table:table-cell table:formula="of:=(['General Market'.F20]/['General Market'.F29])*[.F2]/100" office:value-type="float" office:value="40.88">
            <text:p>40.88</text:p>
          </table:table-cell>
          <table:table-cell table:formula="of:=(['General Market'.G20]/['General Market'.G29])*[.G2]/100" office:value-type="float" office:value="13.6266666666667">
            <text:p>13.6266666667</text:p>
          </table:table-cell>
          <table:table-cell table:formula="of:=(['General Market'.H20]/['General Market'.H29])*[.H2]/100" office:value-type="float" office:value="30.66">
            <text:p>30.66</text:p>
          </table:table-cell>
          <table:table-cell table:formula="of:=(['General Market'.I20]/['General Market'.I29])*[.I2]/100" office:value-type="float" office:value="85.86">
            <text:p>85.86</text:p>
          </table:table-cell>
          <table:table-cell table:formula="of:=(['General Market'.J20]/['General Market'.J29])*[.J2]/100" office:value-type="float" office:value="129.21">
            <text:p>129.21</text:p>
          </table:table-cell>
          <table:table-cell table:formula="of:=(['General Market'.K20]/['General Market'.K29])*[.K2]/100" office:value-type="float" office:value="144.735">
            <text:p>144.735</text:p>
          </table:table-cell>
          <table:table-cell table:number-columns-repeated="1013"/>
        </table:table-row>
        <table:table-row table:style-name="ro1">
          <table:table-cell office:value-type="string">
            <text:p>Bronze</text:p>
          </table:table-cell>
          <table:table-cell table:formula="of:=(['General Market'.B21]/['General Market'.B30])*[.B3]/100" office:value-type="float" office:value="6.822">
            <text:p>6.822</text:p>
          </table:table-cell>
          <table:table-cell table:formula="of:=(['General Market'.C21]/['General Market'.C30])*[.C3]/100" office:value-type="float" office:value="11.4833333333333">
            <text:p>11.4833333333</text:p>
          </table:table-cell>
          <table:table-cell table:formula="of:=(['General Market'.D21]/['General Market'.D30])*[.D3]/100" office:value-type="float" office:value="7.17">
            <text:p>7.17</text:p>
          </table:table-cell>
          <table:table-cell table:formula="of:=(['General Market'.E21]/['General Market'.E30])*[.E3]/100" office:value-type="float" office:value="11.4666666666667">
            <text:p>11.4666666667</text:p>
          </table:table-cell>
          <table:table-cell table:formula="of:=(['General Market'.F21]/['General Market'.F30])*[.F3]/100" office:value-type="float" office:value="32.32">
            <text:p>32.32</text:p>
          </table:table-cell>
          <table:table-cell table:formula="of:=(['General Market'.G21]/['General Market'.G30])*[.G3]/100" office:value-type="float" office:value="15.4666666666667">
            <text:p>15.4666666667</text:p>
          </table:table-cell>
          <table:table-cell table:formula="of:=(['General Market'.H21]/['General Market'.H30])*[.H3]/100" office:value-type="float" office:value="24.16">
            <text:p>24.16</text:p>
          </table:table-cell>
          <table:table-cell table:formula="of:=(['General Market'.I21]/['General Market'.I30])*[.I3]/100" office:value-type="float" office:value="79.44">
            <text:p>79.44</text:p>
          </table:table-cell>
          <table:table-cell table:formula="of:=(['General Market'.J21]/['General Market'.J30])*[.J3]/100" office:value-type="float" office:value="47.985">
            <text:p>47.985</text:p>
          </table:table-cell>
          <table:table-cell table:formula="of:=(['General Market'.K21]/['General Market'.K30])*[.K3]/100" office:value-type="float" office:value="65.715">
            <text:p>65.715</text:p>
          </table:table-cell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table:formula="of:=(['General Market'.B22]/['General Market'.B31])*[.B4]/100" office:value-type="float" office:value="6.66">
            <text:p>6.66</text:p>
          </table:table-cell>
          <table:table-cell table:formula="of:=(['General Market'.C22]/['General Market'.C31])*[.C4]/100" office:value-type="float" office:value="9.06">
            <text:p>9.06</text:p>
          </table:table-cell>
          <table:table-cell table:formula="of:=(['General Market'.D22]/['General Market'.D31])*[.D4]/100" office:value-type="float" office:value="16.48">
            <text:p>16.48</text:p>
          </table:table-cell>
          <table:table-cell table:formula="of:=(['General Market'.E22]/['General Market'.E31])*[.E4]/100" office:value-type="float" office:value="8.256">
            <text:p>8.256</text:p>
          </table:table-cell>
          <table:table-cell table:formula="of:=(['General Market'.F22]/['General Market'.F31])*[.F4]/100" office:value-type="float" office:value="24.08">
            <text:p>24.08</text:p>
          </table:table-cell>
          <table:table-cell table:formula="of:=(['General Market'.G22]/['General Market'.G31])*[.G4]/100" office:value-type="float" office:value="24.768">
            <text:p>24.768</text:p>
          </table:table-cell>
          <table:table-cell table:formula="of:=(['General Market'.H22]/['General Market'.H31])*[.H4]/100" office:value-type="float" office:value="7.83333333333333">
            <text:p>7.8333333333</text:p>
          </table:table-cell>
          <table:table-cell table:formula="of:=(['General Market'.I22]/['General Market'.I31])*[.I4]/100" office:value-type="float" office:value="67.28">
            <text:p>67.28</text:p>
          </table:table-cell>
          <table:table-cell table:formula="of:=(['General Market'.J22]/['General Market'.J31])*[.J4]/100" office:value-type="float" office:value="4.905">
            <text:p>4.905</text:p>
          </table:table-cell>
          <table:table-cell table:formula="of:=(['General Market'.K22]/['General Market'.K31])*[.K4]/100" office:value-type="float" office:value="8">
            <text:p>8</text:p>
          </table:table-cell>
          <table:table-cell table:number-columns-repeated="1013"/>
        </table:table-row>
        <table:table-row table:style-name="ro2">
          <table:table-cell office:value-type="string">
            <text:p>Mithril</text:p>
          </table:table-cell>
          <table:table-cell table:formula="of:=(['General Market'.B23]/['General Market'.B32])*[.B5]/100" office:value-type="float" office:value="0">
            <text:p>0</text:p>
          </table:table-cell>
          <table:table-cell table:formula="of:=(['General Market'.C23]/['General Market'.C32])*[.C5]/100" office:value-type="float" office:value="0">
            <text:p>0</text:p>
          </table:table-cell>
          <table:table-cell table:formula="of:=(['General Market'.D23]/['General Market'.D32])*[.D5]/100" office:value-type="float" office:value="0">
            <text:p>0</text:p>
          </table:table-cell>
          <table:table-cell table:formula="of:=(['General Market'.E23]/['General Market'.E32])*[.E5]/100" office:value-type="float" office:value="2.88">
            <text:p>2.88</text:p>
          </table:table-cell>
          <table:table-cell table:formula="of:=(['General Market'.F23]/['General Market'.F32])*[.F5]/100" office:value-type="float" office:value="0">
            <text:p>0</text:p>
          </table:table-cell>
          <table:table-cell table:formula="of:=(['General Market'.G23]/['General Market'.G32])*[.G5]/100" office:value-type="float" office:value="0">
            <text:p>0</text:p>
          </table:table-cell>
          <table:table-cell table:formula="of:=(['General Market'.H23]/['General Market'.H32])*[.H5]/100" office:value-type="float" office:value="0">
            <text:p>0</text:p>
          </table:table-cell>
          <table:table-cell table:formula="of:=(['General Market'.I23]/['General Market'.I32])*[.I5]/100" office:value-type="float" office:value="0">
            <text:p>0</text:p>
          </table:table-cell>
          <table:table-cell table:formula="of:=(['General Market'.J23]/['General Market'.J32])*[.J5]/100" office:value-type="float" office:value="0">
            <text:p>0</text:p>
          </table:table-cell>
          <table:table-cell table:formula="of:=(['General Market'.K23]/['General Market'.K32])*[.K5]/100" office:value-type="float" office:value="0.685714285714286">
            <text:p>0.6857142857</text:p>
          </table:table-cell>
          <table:table-cell table:number-columns-repeated="1013"/>
        </table:table-row>
        <table:table-row table:style-name="ro1">
          <table:table-cell office:value-type="string">
            <text:p>Food</text:p>
          </table:table-cell>
          <table:table-cell table:formula="of:=(['General Market'.B24]/['General Market'.B33])*[.B6]/100" office:value-type="float" office:value="81.72">
            <text:p>81.72</text:p>
          </table:table-cell>
          <table:table-cell table:formula="of:=(['General Market'.C24]/['General Market'.C33])*[.C6]/100" office:value-type="float" office:value="111.46">
            <text:p>111.46</text:p>
          </table:table-cell>
          <table:table-cell table:formula="of:=(['General Market'.D24]/['General Market'.D33])*[.D6]/100" office:value-type="float" office:value="161.18">
            <text:p>161.18</text:p>
          </table:table-cell>
          <table:table-cell table:formula="of:=(['General Market'.E24]/['General Market'.E33])*[.E6]/100" office:value-type="float" office:value="212.9">
            <text:p>212.9</text:p>
          </table:table-cell>
          <table:table-cell table:formula="of:=(['General Market'.F24]/['General Market'.F33])*[.F6]/100" office:value-type="float" office:value="80.24">
            <text:p>80.24</text:p>
          </table:table-cell>
          <table:table-cell table:formula="of:=(['General Market'.G24]/['General Market'.G33])*[.G6]/100" office:value-type="float" office:value="160.48">
            <text:p>160.48</text:p>
          </table:table-cell>
          <table:table-cell table:formula="of:=(['General Market'.H24]/['General Market'.H33])*[.H6]/100" office:value-type="float" office:value="73.72">
            <text:p>73.72</text:p>
          </table:table-cell>
          <table:table-cell table:formula="of:=(['General Market'.I24]/['General Market'.I33])*[.I6]/100" office:value-type="float" office:value="139.3">
            <text:p>139.3</text:p>
          </table:table-cell>
          <table:table-cell table:formula="of:=(['General Market'.J24]/['General Market'.J33])*[.J6]/100" office:value-type="float" office:value="221.38">
            <text:p>221.38</text:p>
          </table:table-cell>
          <table:table-cell table:formula="of:=(['General Market'.K24]/['General Market'.K33])*[.K6]/100" office:value-type="float" office:value="248.96">
            <text:p>248.96</text:p>
          </table:table-cell>
          <table:table-cell table:number-columns-repeated="1013"/>
        </table:table-row>
        <table:table-row table:style-name="ro1">
          <table:table-cell office:value-type="string">
            <text:p>Timber</text:p>
          </table:table-cell>
          <table:table-cell table:formula="of:=(['General Market'.B25]/['General Market'.B34])*[.B7]/100" office:value-type="float" office:value="20.62">
            <text:p>20.62</text:p>
          </table:table-cell>
          <table:table-cell table:formula="of:=(['General Market'.C25]/['General Market'.C34])*[.C7]/100" office:value-type="float" office:value="27.9">
            <text:p>27.9</text:p>
          </table:table-cell>
          <table:table-cell table:formula="of:=(['General Market'.D25]/['General Market'.D34])*[.D7]/100" office:value-type="float" office:value="119.571428571429">
            <text:p>119.5714285714</text:p>
          </table:table-cell>
          <table:table-cell table:formula="of:=(['General Market'.E25]/['General Market'.E34])*[.E7]/100" office:value-type="float" office:value="179.72">
            <text:p>179.72</text:p>
          </table:table-cell>
          <table:table-cell table:formula="of:=(['General Market'.F25]/['General Market'.F34])*[.F7]/100" office:value-type="float" office:value="313.04">
            <text:p>313.04</text:p>
          </table:table-cell>
          <table:table-cell table:formula="of:=(['General Market'.G25]/['General Market'.G34])*[.G7]/100" office:value-type="float" office:value="292.716666666667">
            <text:p>292.7166666667</text:p>
          </table:table-cell>
          <table:table-cell table:formula="of:=(['General Market'.H25]/['General Market'.H34])*[.H7]/100" office:value-type="float" office:value="310.395">
            <text:p>310.395</text:p>
          </table:table-cell>
          <table:table-cell table:formula="of:=(['General Market'.I25]/['General Market'.I34])*[.I7]/100" office:value-type="float" office:value="577.86">
            <text:p>577.86</text:p>
          </table:table-cell>
          <table:table-cell table:formula="of:=(['General Market'.J25]/['General Market'.J34])*[.J7]/100" office:value-type="float" office:value="376">
            <text:p>376</text:p>
          </table:table-cell>
          <table:table-cell table:formula="of:=(['General Market'.K25]/['General Market'.K34])*[.K7]/100" office:value-type="float" office:value="415.635">
            <text:p>415.635</text:p>
          </table:table-cell>
          <table:table-cell table:number-columns-repeated="1013"/>
        </table:table-row>
        <table:table-row table:style-name="ro1">
          <table:table-cell office:value-type="string">
            <text:p>Mounts</text:p>
          </table:table-cell>
          <table:table-cell table:formula="of:=(['General Market'.B26]/['General Market'.B35])*[.B8]/100" office:value-type="float" office:value="0.1875">
            <text:p>0.1875</text:p>
          </table:table-cell>
          <table:table-cell table:formula="of:=(['General Market'.C26]/['General Market'.C35])*[.C8]/100" office:value-type="float" office:value="0.272">
            <text:p>0.272</text:p>
          </table:table-cell>
          <table:table-cell table:formula="of:=(['General Market'.D26]/['General Market'.D35])*[.D8]/100" office:value-type="float" office:value="0.31625">
            <text:p>0.31625</text:p>
          </table:table-cell>
          <table:table-cell table:formula="of:=(['General Market'.E26]/['General Market'.E35])*[.E8]/100" office:value-type="float" office:value="1.15">
            <text:p>1.15</text:p>
          </table:table-cell>
          <table:table-cell table:formula="of:=(['General Market'.F26]/['General Market'.F35])*[.F8]/100" office:value-type="float" office:value="2.78">
            <text:p>2.78</text:p>
          </table:table-cell>
          <table:table-cell table:formula="of:=(['General Market'.G26]/['General Market'.G35])*[.G8]/100" office:value-type="float" office:value="1.12">
            <text:p>1.12</text:p>
          </table:table-cell>
          <table:table-cell table:formula="of:=(['General Market'.H26]/['General Market'.H35])*[.H8]/100" office:value-type="float" office:value="1.78666666666667">
            <text:p>1.7866666667</text:p>
          </table:table-cell>
          <table:table-cell table:formula="of:=(['General Market'.I26]/['General Market'.I35])*[.I8]/100" office:value-type="float" office:value="18.7888888888889">
            <text:p>18.7888888889</text:p>
          </table:table-cell>
          <table:table-cell table:formula="of:=(['General Market'.J26]/['General Market'.J35])*[.J8]/100" office:value-type="float" office:value="14.3571428571429">
            <text:p>14.3571428571</text:p>
          </table:table-cell>
          <table:table-cell table:formula="of:=(['General Market'.K26]/['General Market'.K35])*[.K8]/100" office:value-type="float" office:value="16.4057142857143">
            <text:p>16.4057142857</text:p>
          </table:table-cell>
          <table:table-cell table:number-columns-repeated="1013"/>
        </table:table-row>
        <table:table-row table:style-name="ro1">
          <table:table-cell office:value-type="string">
            <text:p>Surplus</text:p>
          </table:table-cell>
          <table:table-cell table:formula="of:=[.B9]/100" office:value-type="float" office:value="-9.3">
            <text:p>-9.3</text:p>
          </table:table-cell>
          <table:table-cell table:formula="of:=[.C9]/100" office:value-type="float" office:value="-10.9">
            <text:p>-10.9</text:p>
          </table:table-cell>
          <table:table-cell table:formula="of:=[.D9]/100" office:value-type="float" office:value="26.15">
            <text:p>26.15</text:p>
          </table:table-cell>
          <table:table-cell table:formula="of:=[.E9]/100" office:value-type="float" office:value="80.5">
            <text:p>80.5</text:p>
          </table:table-cell>
          <table:table-cell table:formula="of:=[.F9]/100" office:value-type="float" office:value="84.7">
            <text:p>84.7</text:p>
          </table:table-cell>
          <table:table-cell table:formula="of:=[.G9]/100" office:value-type="float" office:value="65.3">
            <text:p>65.3</text:p>
          </table:table-cell>
          <table:table-cell table:formula="of:=[.H9]/100" office:value-type="float" office:value="69.5">
            <text:p>69.5</text:p>
          </table:table-cell>
          <table:table-cell table:formula="of:=[.I9]/100" office:value-type="float" office:value="120.2">
            <text:p>120.2</text:p>
          </table:table-cell>
          <table:table-cell table:formula="of:=[.J9]/100" office:value-type="float" office:value="106">
            <text:p>106</text:p>
          </table:table-cell>
          <table:table-cell table:formula="of:=[.K9]/100" office:value-type="float" office:value="145">
            <text:p>145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12:.B19])" office:value-type="float" office:value="130.0095">
            <text:p>130.0095</text:p>
          </table:table-cell>
          <table:table-cell table:formula="of:=SUM([.C12:.C19])" office:value-type="float" office:value="176.442">
            <text:p>176.442</text:p>
          </table:table-cell>
          <table:table-cell table:formula="of:=SUM([.D12:.D19])" office:value-type="float" office:value="338.627678571429">
            <text:p>338.6276785714</text:p>
          </table:table-cell>
          <table:table-cell table:formula="of:=SUM([.E12:.E19])" office:value-type="float" office:value="517.312666666667">
            <text:p>517.3126666667</text:p>
          </table:table-cell>
          <table:table-cell table:formula="of:=SUM([.F12:.F19])" office:value-type="float" office:value="578.04">
            <text:p>578.04</text:p>
          </table:table-cell>
          <table:table-cell table:formula="of:=SUM([.G12:.G19])" office:value-type="float" office:value="573.478">
            <text:p>573.478</text:p>
          </table:table-cell>
          <table:table-cell table:formula="of:=SUM([.H12:.H19])" office:value-type="float" office:value="518.055">
            <text:p>518.055</text:p>
          </table:table-cell>
          <table:table-cell table:formula="of:=SUM([.I12:.I19])" office:value-type="float" office:value="1088.72888888889">
            <text:p>1088.7288888889</text:p>
          </table:table-cell>
          <table:table-cell table:formula="of:=SUM([.J12:.J19])" office:value-type="float" office:value="899.837142857143">
            <text:p>899.8371428571</text:p>
          </table:table-cell>
          <table:table-cell table:formula="of:=SUM([.K12:.K19])" office:value-type="float" office:value="1045.13642857143">
            <text:p>1045.1364285714</text:p>
          </table:table-cell>
          <table:table-cell table:number-columns-repeated="1013"/>
        </table:table-row>
      </table:table>
      <table:table table:name="Planes Market" table:style-name="ta1" table:print="false">
        <table:table-column table:style-name="co1" table:default-cell-style-name="ce1"/>
        <table:table-column table:style-name="co5" table:number-columns-repeated="3" table:default-cell-style-name="Default"/>
        <table:table-column table:style-name="co2" table:number-columns-repeated="1020" table:default-cell-style-name="Default"/>
        <table:table-row table:style-name="ro1">
          <table:table-cell office:value-type="string">
            <text:p>Current Stores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office:value-type="string">
            <text:p>Turn 8</text:p>
          </table:table-cell>
          <table:table-cell table:style-name="ce1" office:value-type="string">
            <text:p>Turn 9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Leather</text:p>
          </table:table-cell>
          <table:table-cell office:value-type="float" office:value="229">
            <text:p>229</text:p>
          </table:table-cell>
          <table:table-cell office:value-type="float" office:value="344">
            <text:p>344</text:p>
          </table:table-cell>
          <table:table-cell office:value-type="float" office:value="626">
            <text:p>626</text:p>
          </table:table-cell>
          <table:table-cell office:value-type="float" office:value="1492">
            <text:p>1492</text:p>
          </table:table-cell>
          <table:table-cell office:value-type="float" office:value="2578">
            <text:p>2578</text:p>
          </table:table-cell>
          <table:table-cell office:value-type="float" office:value="3664">
            <text:p>3664</text:p>
          </table:table-cell>
          <table:table-cell office:value-type="float" office:value="994">
            <text:p>994</text:p>
          </table:table-cell>
          <table:table-cell office:value-type="float" office:value="6655">
            <text:p>6655</text:p>
          </table:table-cell>
          <table:table-cell office:value-type="float" office:value="16283">
            <text:p>16283</text:p>
          </table:table-cell>
          <table:table-cell office:value-type="float" office:value="16499">
            <text:p>16499</text:p>
          </table:table-cell>
          <table:table-cell table:number-columns-repeated="1013"/>
        </table:table-row>
        <table:table-row table:style-name="ro1">
          <table:table-cell office:value-type="string">
            <text:p>Bronze</text:p>
          </table:table-cell>
          <table:table-cell office:value-type="float" office:value="284">
            <text:p>284</text:p>
          </table:table-cell>
          <table:table-cell office:value-type="float" office:value="555">
            <text:p>555</text:p>
          </table:table-cell>
          <table:table-cell office:value-type="float" office:value="375">
            <text:p>375</text:p>
          </table:table-cell>
          <table:table-cell office:value-type="float" office:value="595">
            <text:p>595</text:p>
          </table:table-cell>
          <table:table-cell office:value-type="float" office:value="1390">
            <text:p>1390</text:p>
          </table:table-cell>
          <table:table-cell office:value-type="float" office:value="795">
            <text:p>795</text:p>
          </table:table-cell>
          <table:table-cell office:value-type="float" office:value="1539">
            <text:p>1539</text:p>
          </table:table-cell>
          <table:table-cell office:value-type="float" office:value="2023">
            <text:p>2023</text:p>
          </table:table-cell>
          <table:table-cell office:value-type="float" office:value="2952">
            <text:p>2952</text:p>
          </table:table-cell>
          <table:table-cell office:value-type="float" office:value="3179">
            <text:p>3179</text:p>
          </table:table-cell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office:value-type="float" office:value="606">
            <text:p>606</text:p>
          </table:table-cell>
          <table:table-cell office:value-type="float" office:value="962">
            <text:p>962</text:p>
          </table:table-cell>
          <table:table-cell office:value-type="float" office:value="1298">
            <text:p>1298</text:p>
          </table:table-cell>
          <table:table-cell office:value-type="float" office:value="336">
            <text:p>336</text:p>
          </table:table-cell>
          <table:table-cell office:value-type="float" office:value="672">
            <text:p>672</text:p>
          </table:table-cell>
          <table:table-cell office:value-type="float" office:value="1008">
            <text:p>1008</text:p>
          </table:table-cell>
          <table:table-cell office:value-type="float" office:value="336">
            <text:p>336</text:p>
          </table:table-cell>
          <table:table-cell office:value-type="float" office:value="3672">
            <text:p>3672</text:p>
          </table:table-cell>
          <table:table-cell office:value-type="float" office:value="877">
            <text:p>877</text:p>
          </table:table-cell>
          <table:table-cell office:value-type="float" office:value="1490">
            <text:p>1490</text:p>
          </table:table-cell>
          <table:table-cell table:number-columns-repeated="1013"/>
        </table:table-row>
        <table:table-row table:style-name="ro2">
          <table:table-cell office:value-type="string">
            <text:p>Mithril</text:p>
          </table:table-cell>
          <table:table-cell table:number-columns-repeated="9"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1013"/>
        </table:table-row>
        <table:table-row table:style-name="ro1">
          <table:table-cell office:value-type="string">
            <text:p>Food</text:p>
          </table:table-cell>
          <table:table-cell table:number-columns-repeated="2" office:value-type="float" office:value="6000">
            <text:p>6000</text:p>
          </table:table-cell>
          <table:table-cell office:value-type="float" office:value="7250">
            <text:p>7250</text:p>
          </table:table-cell>
          <table:table-cell office:value-type="float" office:value="8970">
            <text:p>8970</text:p>
          </table:table-cell>
          <table:table-cell office:value-type="float" office:value="12570">
            <text:p>12570</text:p>
          </table:table-cell>
          <table:table-cell office:value-type="float" office:value="3600">
            <text:p>3600</text:p>
          </table:table-cell>
          <table:table-cell office:value-type="float" office:value="8782">
            <text:p>8782</text:p>
          </table:table-cell>
          <table:table-cell office:value-type="float" office:value="3659">
            <text:p>3659</text:p>
          </table:table-cell>
          <table:table-cell office:value-type="float" office:value="5770">
            <text:p>5770</text:p>
          </table:table-cell>
          <table:table-cell office:value-type="float" office:value="10502">
            <text:p>10502</text:p>
          </table:table-cell>
          <table:table-cell table:number-columns-repeated="1013"/>
        </table:table-row>
        <table:table-row table:style-name="ro1">
          <table:table-cell office:value-type="string">
            <text:p>Timber</text:p>
          </table:table-cell>
          <table:table-cell office:value-type="float" office:value="797">
            <text:p>797</text:p>
          </table:table-cell>
          <table:table-cell office:value-type="float" office:value="1184">
            <text:p>1184</text:p>
          </table:table-cell>
          <table:table-cell office:value-type="float" office:value="4358">
            <text:p>4358</text:p>
          </table:table-cell>
          <table:table-cell office:value-type="float" office:value="5088">
            <text:p>5088</text:p>
          </table:table-cell>
          <table:table-cell office:value-type="float" office:value="10358">
            <text:p>10358</text:p>
          </table:table-cell>
          <table:table-cell office:value-type="float" office:value="11295">
            <text:p>11295</text:p>
          </table:table-cell>
          <table:table-cell office:value-type="float" office:value="17026">
            <text:p>17026</text:p>
          </table:table-cell>
          <table:table-cell office:value-type="float" office:value="16176">
            <text:p>16176</text:p>
          </table:table-cell>
          <table:table-cell office:value-type="float" office:value="28294">
            <text:p>28294</text:p>
          </table:table-cell>
          <table:table-cell office:value-type="float" office:value="25816">
            <text:p>25816</text:p>
          </table:table-cell>
          <table:table-cell table:number-columns-repeated="1013"/>
        </table:table-row>
        <table:table-row table:style-name="ro1">
          <table:table-cell office:value-type="string">
            <text:p>Mounts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938">
            <text:p>938</text:p>
          </table:table-cell>
          <table:table-cell table:number-columns-repeated="2" office:value-type="float" office:value="142">
            <text:p>142</text:p>
          </table:table-cell>
          <table:table-cell office:value-type="float" office:value="273">
            <text:p>273</text:p>
          </table:table-cell>
          <table:table-cell office:value-type="float" office:value="1084">
            <text:p>1084</text:p>
          </table:table-cell>
          <table:table-cell office:value-type="float" office:value="950">
            <text:p>950</text:p>
          </table:table-cell>
          <table:table-cell office:value-type="float" office:value="883">
            <text:p>883</text:p>
          </table:table-cell>
          <table:table-cell table:number-columns-repeated="1013"/>
        </table:table-row>
        <table:table-row table:style-name="ro1">
          <table:table-cell office:value-type="string">
            <text:p>Surplus</text:p>
          </table:table-cell>
          <table:table-cell office:value-type="float" office:value="2720">
            <text:p>2720</text:p>
          </table:table-cell>
          <table:table-cell office:value-type="float" office:value="1960">
            <text:p>1960</text:p>
          </table:table-cell>
          <table:table-cell office:value-type="float" office:value="12480">
            <text:p>12480</text:p>
          </table:table-cell>
          <table:table-cell office:value-type="float" office:value="15300">
            <text:p>15300</text:p>
          </table:table-cell>
          <table:table-cell office:value-type="float" office:value="19760">
            <text:p>19760</text:p>
          </table:table-cell>
          <table:table-cell office:value-type="float" office:value="19480">
            <text:p>19480</text:p>
          </table:table-cell>
          <table:table-cell office:value-type="float" office:value="24240">
            <text:p>24240</text:p>
          </table:table-cell>
          <table:table-cell office:value-type="float" office:value="30445">
            <text:p>30445</text:p>
          </table:table-cell>
          <table:table-cell office:value-type="float" office:value="30330">
            <text:p>30330</text:p>
          </table:table-cell>
          <table:table-cell office:value-type="float" office:value="26070">
            <text:p>2607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ket Strength</text:p>
          </table:table-cell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office:value-type="string">
            <text:p>Turn 8</text:p>
          </table:table-cell>
          <table:table-cell table:style-name="ce1" office:value-type="string">
            <text:p>Turn 9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Leather</text:p>
          </table:table-cell>
          <table:table-cell table:formula="of:=(['General Market'.B20]/['General Market'.B29])*[.B2]/100" office:value-type="float" office:value="5.725">
            <text:p>5.725</text:p>
          </table:table-cell>
          <table:table-cell table:formula="of:=(['General Market'.C20]/['General Market'.C29])*[.C2]/100" office:value-type="float" office:value="5.73333333333333">
            <text:p>5.7333333333</text:p>
          </table:table-cell>
          <table:table-cell table:formula="of:=(['General Market'.D20]/['General Market'.D29])*[.D2]/100" office:value-type="float" office:value="8.34666666666667">
            <text:p>8.3466666667</text:p>
          </table:table-cell>
          <table:table-cell table:formula="of:=(['General Market'.E20]/['General Market'.E29])*[.E2]/100" office:value-type="float" office:value="29.84">
            <text:p>29.84</text:p>
          </table:table-cell>
          <table:table-cell table:formula="of:=(['General Market'.F20]/['General Market'.F29])*[.F2]/100" office:value-type="float" office:value="51.56">
            <text:p>51.56</text:p>
          </table:table-cell>
          <table:table-cell table:formula="of:=(['General Market'.G20]/['General Market'.G29])*[.G2]/100" office:value-type="float" office:value="48.8533333333333">
            <text:p>48.8533333333</text:p>
          </table:table-cell>
          <table:table-cell table:formula="of:=(['General Market'.H20]/['General Market'.H29])*[.H2]/100" office:value-type="float" office:value="14.91">
            <text:p>14.91</text:p>
          </table:table-cell>
          <table:table-cell table:formula="of:=(['General Market'.I20]/['General Market'.I29])*[.I2]/100" office:value-type="float" office:value="199.65">
            <text:p>199.65</text:p>
          </table:table-cell>
          <table:table-cell table:formula="of:=(['General Market'.J20]/['General Market'.J29])*[.J2]/100" office:value-type="float" office:value="244.245">
            <text:p>244.245</text:p>
          </table:table-cell>
          <table:table-cell table:formula="of:=(['General Market'.K20]/['General Market'.K29])*[.K2]/100" office:value-type="float" office:value="247.485">
            <text:p>247.485</text:p>
          </table:table-cell>
          <table:table-cell table:number-columns-repeated="1013"/>
        </table:table-row>
        <table:table-row table:style-name="ro1">
          <table:table-cell office:value-type="string">
            <text:p>Bronze</text:p>
          </table:table-cell>
          <table:table-cell table:formula="of:=(['General Market'.B21]/['General Market'.B30])*[.B3]/100" office:value-type="float" office:value="5.112">
            <text:p>5.112</text:p>
          </table:table-cell>
          <table:table-cell table:formula="of:=(['General Market'.C21]/['General Market'.C30])*[.C3]/100" office:value-type="float" office:value="9.25">
            <text:p>9.25</text:p>
          </table:table-cell>
          <table:table-cell table:formula="of:=(['General Market'.D21]/['General Market'.D30])*[.D3]/100" office:value-type="float" office:value="5.625">
            <text:p>5.625</text:p>
          </table:table-cell>
          <table:table-cell table:formula="of:=(['General Market'.E21]/['General Market'.E30])*[.E3]/100" office:value-type="float" office:value="9.91666666666667">
            <text:p>9.9166666667</text:p>
          </table:table-cell>
          <table:table-cell table:formula="of:=(['General Market'.F21]/['General Market'.F30])*[.F3]/100" office:value-type="float" office:value="27.8">
            <text:p>27.8</text:p>
          </table:table-cell>
          <table:table-cell table:formula="of:=(['General Market'.G21]/['General Market'.G30])*[.G3]/100" office:value-type="float" office:value="13.25">
            <text:p>13.25</text:p>
          </table:table-cell>
          <table:table-cell table:formula="of:=(['General Market'.H21]/['General Market'.H30])*[.H3]/100" office:value-type="float" office:value="20.52">
            <text:p>20.52</text:p>
          </table:table-cell>
          <table:table-cell table:formula="of:=(['General Market'.I21]/['General Market'.I30])*[.I3]/100" office:value-type="float" office:value="60.69">
            <text:p>60.69</text:p>
          </table:table-cell>
          <table:table-cell table:formula="of:=(['General Market'.J21]/['General Market'.J30])*[.J3]/100" office:value-type="float" office:value="44.28">
            <text:p>44.28</text:p>
          </table:table-cell>
          <table:table-cell table:formula="of:=(['General Market'.K21]/['General Market'.K30])*[.K3]/100" office:value-type="float" office:value="47.685">
            <text:p>47.685</text:p>
          </table:table-cell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table:formula="of:=(['General Market'.B22]/['General Market'.B31])*[.B4]/100" office:value-type="float" office:value="12.12">
            <text:p>12.12</text:p>
          </table:table-cell>
          <table:table-cell table:formula="of:=(['General Market'.C22]/['General Market'.C31])*[.C4]/100" office:value-type="float" office:value="14.43">
            <text:p>14.43</text:p>
          </table:table-cell>
          <table:table-cell table:formula="of:=(['General Market'.D22]/['General Market'.D31])*[.D4]/100" office:value-type="float" office:value="20.768">
            <text:p>20.768</text:p>
          </table:table-cell>
          <table:table-cell table:formula="of:=(['General Market'.E22]/['General Market'.E31])*[.E4]/100" office:value-type="float" office:value="5.376">
            <text:p>5.376</text:p>
          </table:table-cell>
          <table:table-cell table:formula="of:=(['General Market'.F22]/['General Market'.F31])*[.F4]/100" office:value-type="float" office:value="15.68">
            <text:p>15.68</text:p>
          </table:table-cell>
          <table:table-cell table:formula="of:=(['General Market'.G22]/['General Market'.G31])*[.G4]/100" office:value-type="float" office:value="16.128">
            <text:p>16.128</text:p>
          </table:table-cell>
          <table:table-cell table:formula="of:=(['General Market'.H22]/['General Market'.H31])*[.H4]/100" office:value-type="float" office:value="5.6">
            <text:p>5.6</text:p>
          </table:table-cell>
          <table:table-cell table:formula="of:=(['General Market'.I22]/['General Market'.I31])*[.I4]/100" office:value-type="float" office:value="73.44">
            <text:p>73.44</text:p>
          </table:table-cell>
          <table:table-cell table:formula="of:=(['General Market'.J22]/['General Market'.J31])*[.J4]/100" office:value-type="float" office:value="13.155">
            <text:p>13.155</text:p>
          </table:table-cell>
          <table:table-cell table:formula="of:=(['General Market'.K22]/['General Market'.K31])*[.K4]/100" office:value-type="float" office:value="24.8333333333333">
            <text:p>24.8333333333</text:p>
          </table:table-cell>
          <table:table-cell table:number-columns-repeated="1013"/>
        </table:table-row>
        <table:table-row table:style-name="ro2">
          <table:table-cell office:value-type="string">
            <text:p>Mithril</text:p>
          </table:table-cell>
          <table:table-cell table:formula="of:=(['General Market'.B23]/['General Market'.B32])*[.B5]/100" office:value-type="float" office:value="0">
            <text:p>0</text:p>
          </table:table-cell>
          <table:table-cell table:formula="of:=(['General Market'.C23]/['General Market'.C32])*[.C5]/100" office:value-type="float" office:value="0">
            <text:p>0</text:p>
          </table:table-cell>
          <table:table-cell table:formula="of:=(['General Market'.D23]/['General Market'.D32])*[.D5]/100" office:value-type="float" office:value="0">
            <text:p>0</text:p>
          </table:table-cell>
          <table:table-cell table:formula="of:=(['General Market'.E23]/['General Market'.E32])*[.E5]/100" office:value-type="float" office:value="0">
            <text:p>0</text:p>
          </table:table-cell>
          <table:table-cell table:formula="of:=(['General Market'.F23]/['General Market'.F32])*[.F5]/100" office:value-type="float" office:value="0">
            <text:p>0</text:p>
          </table:table-cell>
          <table:table-cell table:formula="of:=(['General Market'.G23]/['General Market'.G32])*[.G5]/100" office:value-type="float" office:value="0">
            <text:p>0</text:p>
          </table:table-cell>
          <table:table-cell table:formula="of:=(['General Market'.H23]/['General Market'.H32])*[.H5]/100" office:value-type="float" office:value="0">
            <text:p>0</text:p>
          </table:table-cell>
          <table:table-cell table:formula="of:=(['General Market'.I23]/['General Market'.I32])*[.I5]/100" office:value-type="float" office:value="0">
            <text:p>0</text:p>
          </table:table-cell>
          <table:table-cell table:formula="of:=(['General Market'.J23]/['General Market'.J32])*[.J5]/100" office:value-type="float" office:value="0">
            <text:p>0</text:p>
          </table:table-cell>
          <table:table-cell table:formula="of:=(['General Market'.K23]/['General Market'.K32])*[.K5]/100" office:value-type="float" office:value="9.42857142857143">
            <text:p>9.4285714286</text:p>
          </table:table-cell>
          <table:table-cell table:number-columns-repeated="1013"/>
        </table:table-row>
        <table:table-row table:style-name="ro1">
          <table:table-cell office:value-type="string">
            <text:p>Food</text:p>
          </table:table-cell>
          <table:table-cell table:formula="of:=(['General Market'.B24]/['General Market'.B33])*[.B6]/100" office:value-type="float" office:value="120">
            <text:p>120</text:p>
          </table:table-cell>
          <table:table-cell table:formula="of:=(['General Market'.C24]/['General Market'.C33])*[.C6]/100" office:value-type="float" office:value="120">
            <text:p>120</text:p>
          </table:table-cell>
          <table:table-cell table:formula="of:=(['General Market'.D24]/['General Market'.D33])*[.D6]/100" office:value-type="float" office:value="145">
            <text:p>145</text:p>
          </table:table-cell>
          <table:table-cell table:formula="of:=(['General Market'.E24]/['General Market'.E33])*[.E6]/100" office:value-type="float" office:value="179.4">
            <text:p>179.4</text:p>
          </table:table-cell>
          <table:table-cell table:formula="of:=(['General Market'.F24]/['General Market'.F33])*[.F6]/100" office:value-type="float" office:value="251.4">
            <text:p>251.4</text:p>
          </table:table-cell>
          <table:table-cell table:formula="of:=(['General Market'.G24]/['General Market'.G33])*[.G6]/100" office:value-type="float" office:value="72">
            <text:p>72</text:p>
          </table:table-cell>
          <table:table-cell table:formula="of:=(['General Market'.H24]/['General Market'.H33])*[.H6]/100" office:value-type="float" office:value="175.64">
            <text:p>175.64</text:p>
          </table:table-cell>
          <table:table-cell table:formula="of:=(['General Market'.I24]/['General Market'.I33])*[.I6]/100" office:value-type="float" office:value="73.18">
            <text:p>73.18</text:p>
          </table:table-cell>
          <table:table-cell table:formula="of:=(['General Market'.J24]/['General Market'.J33])*[.J6]/100" office:value-type="float" office:value="115.4">
            <text:p>115.4</text:p>
          </table:table-cell>
          <table:table-cell table:formula="of:=(['General Market'.K24]/['General Market'.K33])*[.K6]/100" office:value-type="float" office:value="210.04">
            <text:p>210.04</text:p>
          </table:table-cell>
          <table:table-cell table:number-columns-repeated="1013"/>
        </table:table-row>
        <table:table-row table:style-name="ro1">
          <table:table-cell office:value-type="string">
            <text:p>Timber</text:p>
          </table:table-cell>
          <table:table-cell table:formula="of:=(['General Market'.B25]/['General Market'.B34])*[.B7]/100" office:value-type="float" office:value="15.94">
            <text:p>15.94</text:p>
          </table:table-cell>
          <table:table-cell table:formula="of:=(['General Market'.C25]/['General Market'.C34])*[.C7]/100" office:value-type="float" office:value="19.7333333333333">
            <text:p>19.7333333333</text:p>
          </table:table-cell>
          <table:table-cell table:formula="of:=(['General Market'.D25]/['General Market'.D34])*[.D7]/100" office:value-type="float" office:value="62.2571428571429">
            <text:p>62.2571428571</text:p>
          </table:table-cell>
          <table:table-cell table:formula="of:=(['General Market'.E25]/['General Market'.E34])*[.E7]/100" office:value-type="float" office:value="101.76">
            <text:p>101.76</text:p>
          </table:table-cell>
          <table:table-cell table:formula="of:=(['General Market'.F25]/['General Market'.F34])*[.F7]/100" office:value-type="float" office:value="241.686666666667">
            <text:p>241.6866666667</text:p>
          </table:table-cell>
          <table:table-cell table:formula="of:=(['General Market'.G25]/['General Market'.G34])*[.G7]/100" office:value-type="float" office:value="188.25">
            <text:p>188.25</text:p>
          </table:table-cell>
          <table:table-cell table:formula="of:=(['General Market'.H25]/['General Market'.H34])*[.H7]/100" office:value-type="float" office:value="255.39">
            <text:p>255.39</text:p>
          </table:table-cell>
          <table:table-cell table:formula="of:=(['General Market'.I25]/['General Market'.I34])*[.I7]/100" office:value-type="float" office:value="485.28">
            <text:p>485.28</text:p>
          </table:table-cell>
          <table:table-cell table:formula="of:=(['General Market'.J25]/['General Market'.J34])*[.J7]/100" office:value-type="float" office:value="377.253333333333">
            <text:p>377.2533333333</text:p>
          </table:table-cell>
          <table:table-cell table:formula="of:=(['General Market'.K25]/['General Market'.K34])*[.K7]/100" office:value-type="float" office:value="387.24">
            <text:p>387.24</text:p>
          </table:table-cell>
          <table:table-cell table:number-columns-repeated="1013"/>
        </table:table-row>
        <table:table-row table:style-name="ro1">
          <table:table-cell office:value-type="string">
            <text:p>Mounts</text:p>
          </table:table-cell>
          <table:table-cell table:formula="of:=(['General Market'.B26]/['General Market'.B35])*[.B8]/100" office:value-type="float" office:value="0.6">
            <text:p>0.6</text:p>
          </table:table-cell>
          <table:table-cell table:formula="of:=(['General Market'.C26]/['General Market'.C35])*[.C8]/100" office:value-type="float" office:value="0.768">
            <text:p>0.768</text:p>
          </table:table-cell>
          <table:table-cell table:formula="of:=(['General Market'.D26]/['General Market'.D35])*[.D8]/100" office:value-type="float" office:value="1.5125">
            <text:p>1.5125</text:p>
          </table:table-cell>
          <table:table-cell table:formula="of:=(['General Market'.E26]/['General Market'.E35])*[.E8]/100" office:value-type="float" office:value="15.6333333333333">
            <text:p>15.6333333333</text:p>
          </table:table-cell>
          <table:table-cell table:formula="of:=(['General Market'.F26]/['General Market'.F35])*[.F8]/100" office:value-type="float" office:value="2.84">
            <text:p>2.84</text:p>
          </table:table-cell>
          <table:table-cell table:formula="of:=(['General Market'.G26]/['General Market'.G35])*[.G8]/100" office:value-type="float" office:value="2.272">
            <text:p>2.272</text:p>
          </table:table-cell>
          <table:table-cell table:formula="of:=(['General Market'.H26]/['General Market'.H35])*[.H8]/100" office:value-type="float" office:value="3.64">
            <text:p>3.64</text:p>
          </table:table-cell>
          <table:table-cell table:formula="of:=(['General Market'.I26]/['General Market'.I35])*[.I8]/100" office:value-type="float" office:value="22.8844444444444">
            <text:p>22.8844444444</text:p>
          </table:table-cell>
          <table:table-cell table:formula="of:=(['General Market'.J26]/['General Market'.J35])*[.J8]/100" office:value-type="float" office:value="13.5714285714286">
            <text:p>13.5714285714</text:p>
          </table:table-cell>
          <table:table-cell table:formula="of:=(['General Market'.K26]/['General Market'.K35])*[.K8]/100" office:value-type="float" office:value="15.1371428571429">
            <text:p>15.1371428571</text:p>
          </table:table-cell>
          <table:table-cell table:number-columns-repeated="1013"/>
        </table:table-row>
        <table:table-row table:style-name="ro1">
          <table:table-cell office:value-type="string">
            <text:p>Surplus</text:p>
          </table:table-cell>
          <table:table-cell table:formula="of:=[.B9]/100" office:value-type="float" office:value="27.2">
            <text:p>27.2</text:p>
          </table:table-cell>
          <table:table-cell table:formula="of:=[.C9]/100" office:value-type="float" office:value="19.6">
            <text:p>19.6</text:p>
          </table:table-cell>
          <table:table-cell table:formula="of:=[.D9]/100" office:value-type="float" office:value="124.8">
            <text:p>124.8</text:p>
          </table:table-cell>
          <table:table-cell table:formula="of:=[.E9]/100" office:value-type="float" office:value="153">
            <text:p>153</text:p>
          </table:table-cell>
          <table:table-cell table:formula="of:=[.F9]/100" office:value-type="float" office:value="197.6">
            <text:p>197.6</text:p>
          </table:table-cell>
          <table:table-cell table:formula="of:=[.G9]/100" office:value-type="float" office:value="194.8">
            <text:p>194.8</text:p>
          </table:table-cell>
          <table:table-cell table:formula="of:=[.H9]/100" office:value-type="float" office:value="242.4">
            <text:p>242.4</text:p>
          </table:table-cell>
          <table:table-cell table:formula="of:=[.I9]/100" office:value-type="float" office:value="304.45">
            <text:p>304.45</text:p>
          </table:table-cell>
          <table:table-cell table:formula="of:=[.J9]/100" office:value-type="float" office:value="303.3">
            <text:p>303.3</text:p>
          </table:table-cell>
          <table:table-cell table:formula="of:=[.K9]/100" office:value-type="float" office:value="260.7">
            <text:p>260.7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table:formula="of:=SUM([.B12:.B19])" office:value-type="float" office:value="186.697">
            <text:p>186.697</text:p>
          </table:table-cell>
          <table:table-cell table:formula="of:=SUM([.C12:.C19])" office:value-type="float" office:value="189.514666666667">
            <text:p>189.5146666667</text:p>
          </table:table-cell>
          <table:table-cell table:formula="of:=SUM([.D12:.D19])" office:value-type="float" office:value="368.30930952381">
            <text:p>368.3093095238</text:p>
          </table:table-cell>
          <table:table-cell table:formula="of:=SUM([.E12:.E19])" office:value-type="float" office:value="494.926">
            <text:p>494.926</text:p>
          </table:table-cell>
          <table:table-cell table:formula="of:=SUM([.F12:.F19])" office:value-type="float" office:value="788.566666666667">
            <text:p>788.5666666667</text:p>
          </table:table-cell>
          <table:table-cell table:formula="of:=SUM([.G12:.G19])" office:value-type="float" office:value="535.553333333333">
            <text:p>535.5533333333</text:p>
          </table:table-cell>
          <table:table-cell table:formula="of:=SUM([.H12:.H19])" office:value-type="float" office:value="718.1">
            <text:p>718.1</text:p>
          </table:table-cell>
          <table:table-cell table:formula="of:=SUM([.I12:.I19])" office:value-type="float" office:value="1219.57444444444">
            <text:p>1219.5744444445</text:p>
          </table:table-cell>
          <table:table-cell table:formula="of:=SUM([.J12:.J19])" office:value-type="float" office:value="1111.20476190476">
            <text:p>1111.2047619048</text:p>
          </table:table-cell>
          <table:table-cell table:formula="of:=SUM([.K12:.K19])" office:value-type="float" office:value="1202.54904761905">
            <text:p>1202.5490476191</text:p>
          </table:table-cell>
          <table:table-cell table:number-columns-repeated="1013"/>
        </table:table-row>
      </table:table>
      <table:table table:name="Summary" table:style-name="ta1" table:print="false">
        <table:table-column table:style-name="co6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>
            <text:p>Turn 0</text:p>
          </table:table-cell>
          <table:table-cell table:style-name="ce1" office:value-type="string">
            <text:p>Turn 1</text:p>
          </table:table-cell>
          <table:table-cell table:style-name="ce1" office:value-type="string">
            <text:p>Turn 2</text:p>
          </table:table-cell>
          <table:table-cell table:style-name="ce1" office:value-type="string">
            <text:p>Turn 3</text:p>
          </table:table-cell>
          <table:table-cell table:style-name="ce1" office:value-type="string">
            <text:p>Turn 4</text:p>
          </table:table-cell>
          <table:table-cell table:style-name="ce1" office:value-type="string">
            <text:p>Turn 5</text:p>
          </table:table-cell>
          <table:table-cell table:style-name="ce1" office:value-type="string">
            <text:p>Turn 6</text:p>
          </table:table-cell>
          <table:table-cell table:style-name="ce1" office:value-type="string">
            <text:p>Turn 7</text:p>
          </table:table-cell>
          <table:table-cell table:style-name="ce1" office:value-type="string">
            <text:p>Turn 8</text:p>
          </table:table-cell>
          <table:table-cell table:style-name="ce1" office:value-type="string">
            <text:p>Turn 9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Market Strength</text:p>
          </table:table-cell>
          <table:table-cell table:formula="of:=['General Market'.B45]" office:value-type="float" office:value="428.904761904762">
            <text:p>428.9047619048</text:p>
          </table:table-cell>
          <table:table-cell table:formula="of:=['General Market'.C45]" office:value-type="float" office:value="370.180543859649">
            <text:p>370.1805438596</text:p>
          </table:table-cell>
          <table:table-cell table:formula="of:=['General Market'.D45]" office:value-type="float" office:value="266.866214285714">
            <text:p>266.8662142857</text:p>
          </table:table-cell>
          <table:table-cell table:formula="of:=['General Market'.E45]" office:value-type="float" office:value="611.864">
            <text:p>611.864</text:p>
          </table:table-cell>
          <table:table-cell table:formula="of:=['General Market'.F45]" office:value-type="float" office:value="539.128571428572">
            <text:p>539.1285714286</text:p>
          </table:table-cell>
          <table:table-cell table:formula="of:=['General Market'.G45]" office:value-type="float" office:value="415.098">
            <text:p>415.098</text:p>
          </table:table-cell>
          <table:table-cell table:formula="of:=['General Market'.H45]" office:value-type="float" office:value="458.758823529412">
            <text:p>458.7588235294</text:p>
          </table:table-cell>
          <table:table-cell table:formula="of:=['General Market'.I45]" office:value-type="float" office:value="1636.98555555556">
            <text:p>1636.9855555556</text:p>
          </table:table-cell>
          <table:table-cell table:formula="of:=['General Market'.J45]" office:value-type="float" office:value="638.17880952381">
            <text:p>638.1788095238</text:p>
          </table:table-cell>
          <table:table-cell table:formula="of:=['General Market'.K45]" office:value-type="float" office:value="1122.37880952381">
            <text:p>1122.3788095238</text:p>
          </table:table-cell>
          <table:table-cell table:number-columns-repeated="1013"/>
        </table:table-row>
        <table:table-row table:style-name="ro1">
          <table:table-cell office:value-type="string">
            <text:p>Land's Strength</text:p>
          </table:table-cell>
          <table:table-cell table:formula="of:=['Lands Market'.B20]" office:value-type="float" office:value="130.0095">
            <text:p>130.0095</text:p>
          </table:table-cell>
          <table:table-cell table:formula="of:=['Lands Market'.C20]" office:value-type="float" office:value="176.442">
            <text:p>176.442</text:p>
          </table:table-cell>
          <table:table-cell table:formula="of:=['Lands Market'.D20]" office:value-type="float" office:value="338.627678571429">
            <text:p>338.6276785714</text:p>
          </table:table-cell>
          <table:table-cell table:formula="of:=['Lands Market'.E20]" office:value-type="float" office:value="517.312666666667">
            <text:p>517.3126666667</text:p>
          </table:table-cell>
          <table:table-cell table:formula="of:=['Lands Market'.F20]" office:value-type="float" office:value="578.04">
            <text:p>578.04</text:p>
          </table:table-cell>
          <table:table-cell table:formula="of:=['Lands Market'.G20]" office:value-type="float" office:value="573.478">
            <text:p>573.478</text:p>
          </table:table-cell>
          <table:table-cell table:formula="of:=['Lands Market'.H20]" office:value-type="float" office:value="518.055">
            <text:p>518.055</text:p>
          </table:table-cell>
          <table:table-cell table:formula="of:=['Lands Market'.I20]" office:value-type="float" office:value="1088.72888888889">
            <text:p>1088.7288888889</text:p>
          </table:table-cell>
          <table:table-cell table:formula="of:=['Lands Market'.J20]" office:value-type="float" office:value="899.837142857143">
            <text:p>899.8371428571</text:p>
          </table:table-cell>
          <table:table-cell table:formula="of:=['Lands Market'.K20]" office:value-type="float" office:value="1045.13642857143">
            <text:p>1045.1364285714</text:p>
          </table:table-cell>
          <table:table-cell table:number-columns-repeated="1013"/>
        </table:table-row>
        <table:table-row table:style-name="ro1">
          <table:table-cell office:value-type="string">
            <text:p>Plane's Strength</text:p>
          </table:table-cell>
          <table:table-cell table:formula="of:=['Planes Market'.B20]" office:value-type="float" office:value="186.697">
            <text:p>186.697</text:p>
          </table:table-cell>
          <table:table-cell table:formula="of:=['Planes Market'.C20]" office:value-type="float" office:value="189.514666666667">
            <text:p>189.5146666667</text:p>
          </table:table-cell>
          <table:table-cell table:formula="of:=['Planes Market'.D20]" office:value-type="float" office:value="368.30930952381">
            <text:p>368.3093095238</text:p>
          </table:table-cell>
          <table:table-cell table:formula="of:=['Planes Market'.E20]" office:value-type="float" office:value="494.926">
            <text:p>494.926</text:p>
          </table:table-cell>
          <table:table-cell table:formula="of:=['Planes Market'.F20]" office:value-type="float" office:value="788.566666666667">
            <text:p>788.5666666667</text:p>
          </table:table-cell>
          <table:table-cell table:formula="of:=['Planes Market'.G20]" office:value-type="float" office:value="535.553333333333">
            <text:p>535.5533333333</text:p>
          </table:table-cell>
          <table:table-cell table:formula="of:=['Planes Market'.H20]" office:value-type="float" office:value="718.1">
            <text:p>718.1</text:p>
          </table:table-cell>
          <table:table-cell table:formula="of:=['Planes Market'.I20]" office:value-type="float" office:value="1219.57444444444">
            <text:p>1219.5744444445</text:p>
          </table:table-cell>
          <table:table-cell table:formula="of:=['Planes Market'.J20]" office:value-type="float" office:value="1111.20476190476">
            <text:p>1111.2047619048</text:p>
          </table:table-cell>
          <table:table-cell table:formula="of:=['Planes Market'.K20]" office:value-type="float" office:value="1202.54904761905">
            <text:p>1202.549047619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fferential Power</text:p>
          </table:table-cell>
          <table:table-cell table:formula="of:=[.B2]-[.B3]-[.B4]" office:value-type="float" office:value="112.198261904762">
            <text:p>112.1982619048</text:p>
          </table:table-cell>
          <table:table-cell table:formula="of:=[.C2]-[.C3]-[.C4]" office:value-type="float" office:value="4.22387719298243">
            <text:p>4.223877193</text:p>
          </table:table-cell>
          <table:table-cell table:formula="of:=[.D2]-[.D3]-[.D4]" office:value-type="float" office:value="-440.070773809524">
            <text:p>-440.0707738095</text:p>
          </table:table-cell>
          <table:table-cell table:formula="of:=[.E2]-[.E3]-[.E4]" office:value-type="float" office:value="-400.374666666667">
            <text:p>-400.3746666667</text:p>
          </table:table-cell>
          <table:table-cell table:formula="of:=[.F2]-[.F3]-[.F4]" office:value-type="float" office:value="-827.478095238095">
            <text:p>-827.4780952381</text:p>
          </table:table-cell>
          <table:table-cell table:formula="of:=[.G2]-[.G3]-[.G4]" office:value-type="float" office:value="-693.933333333333">
            <text:p>-693.9333333333</text:p>
          </table:table-cell>
          <table:table-cell table:formula="of:=[.H2]-[.H3]-[.H4]" office:value-type="float" office:value="-777.396176470588">
            <text:p>-777.3961764706</text:p>
          </table:table-cell>
          <table:table-cell table:formula="of:=[.I2]-[.I3]-[.I4]" office:value-type="float" office:value="-671.317777777778">
            <text:p>-671.3177777778</text:p>
          </table:table-cell>
          <table:table-cell table:formula="of:=[.J2]-[.J3]-[.J4]" office:value-type="float" office:value="-1372.8630952381">
            <text:p>-1372.8630952381</text:p>
          </table:table-cell>
          <table:table-cell table:formula="of:=[.K2]-[.K3]-[.K4]" office:value-type="float" office:value="-1125.30666666667">
            <text:p>-1125.3066666667</text:p>
          </table:table-cell>
          <table:table-cell table:number-columns-repeated="1013"/>
        </table:table-row>
        <table:table-row table:style-name="ro1">
          <table:table-cell>
            <draw:frame table:end-cell-address="Summary.G27" table:end-x="0.5508in" table:end-y="0.0213in" draw:z-index="0" draw:style-name="gr1" draw:text-style-name="P1" svg:width="6.2969in" svg:height="3.5457in" svg:x="0.072in" svg:y="0.0319in">
              <draw:object draw:notify-on-update-of-ranges="Summary.B2:Summary.K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(higher = stronger market)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>
            <draw:frame table:end-cell-address="Summary.G43" table:end-x="0.5906in" table:end-y="0.0906in" draw:z-index="1" draw:style-name="gr1" draw:text-style-name="P1" svg:width="6.2988in" svg:height="3.5429in" svg:x="0.1098in" svg:y="0.1039in">
              <draw:object draw:notify-on-update-of-ranges="Summary.A6:Summary.A6 Summary.B6:Summary.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(lower = stronger economy)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1/28/2013</text:date>, <text:time>14:0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5:16:17.64</meta:creation-date>
    <dc:date>2013-01-28T14:00:59.35</dc:date>
    <meta:editing-duration>PT1H38M23S</meta:editing-duration>
    <meta:editing-cycles>8</meta:editing-cycles>
    <meta:generator>OpenOffice.org/3.4$Win32 OpenOffice.org_project/340m1$Build-9590</meta:generator>
    <meta:document-statistic meta:table-count="4" meta:cell-count="9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A6:Summary.K6" chart:data-source-has-labels="column" svg:x="1.358cm" svg:y="0.855cm" svg:width="14.002cm" svg:height="6.957cm">
          <chartooo:coordinate-region svg:x="2.456cm" svg:y="1.067cm" svg:width="12.904cm" svg:height="6.534cm"/>
          <chart:axis chart:dimension="x" chart:name="primary-x" chart:style-name="ch3">
            <chart:title svg:x="7.971cm" svg:y="7.993cm" chart:style-name="ch4">
              <text:p>Turn</text:p>
            </chart:title>
          </chart:axis>
          <chart:axis chart:dimension="y" chart:name="primary-y" chart:style-name="ch5">
            <chart:title svg:x="0.451cm" svg:y="5.607cm" chart:style-name="ch6">
              <text:p>Alliance Strength</text:p>
            </chart:title>
            <chart:grid chart:style-name="ch7" chart:class="major"/>
          </chart:axis>
          <chart:series chart:style-name="ch8" chart:values-cell-range-address="Summary.B6:Summary.K6" chart:label-cell-address="Summary.A6:Summary.A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ifferential Power</text:p>
                <draw:g>
                  <svg:desc>Summary.A6:Summary.A6</svg:desc>
                </draw:g>
              </table:table-cell>
              <table:table-cell office:value-type="float" office:value="112.198261904762">
                <text:p>112.198261904762</text:p>
                <draw:g>
                  <svg:desc>Summary.B6:Summary.K6</svg:desc>
                </draw:g>
              </table:table-cell>
              <table:table-cell office:value-type="float" office:value="4.22387719298243">
                <text:p>4.22387719298243</text:p>
              </table:table-cell>
              <table:table-cell office:value-type="float" office:value="-440.070773809524">
                <text:p>-440.070773809524</text:p>
              </table:table-cell>
              <table:table-cell office:value-type="float" office:value="-400.374666666667">
                <text:p>-400.374666666667</text:p>
              </table:table-cell>
              <table:table-cell office:value-type="float" office:value="-827.478095238095">
                <text:p>-827.478095238095</text:p>
              </table:table-cell>
              <table:table-cell office:value-type="float" office:value="-693.933333333333">
                <text:p>-693.933333333333</text:p>
              </table:table-cell>
              <table:table-cell office:value-type="float" office:value="-777.396176470588">
                <text:p>-777.396176470588</text:p>
              </table:table-cell>
              <table:table-cell office:value-type="float" office:value="-671.317777777778">
                <text:p>-671.317777777778</text:p>
              </table:table-cell>
              <table:table-cell office:value-type="float" office:value="-1372.8630952381">
                <text:p>-1372.8630952381</text:p>
              </table:table-cell>
              <table:table-cell office:value-type="float" office:value="-1125.30666666667">
                <text:p>-1125.30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2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7cm" xlink:href=".." xlink:type="simple" chart:class="chart:bar" chart:style-name="ch1">
        <chart:plot-area chart:style-name="ch2" table:cell-range-address="Summary.B2:Summary.K2" svg:x="1.357cm" svg:y="0.855cm" svg:width="14cm" svg:height="6.964cm">
          <chartooo:coordinate-region svg:x="2.349cm" svg:y="1.067cm" svg:width="13.008cm" svg:height="6.079cm"/>
          <chart:axis chart:dimension="x" chart:name="primary-x" chart:style-name="ch3">
            <chart:title svg:x="7.969cm" svg:y="8cm" chart:style-name="ch4">
              <text:p>Turn</text:p>
            </chart:title>
          </chart:axis>
          <chart:axis chart:dimension="y" chart:name="primary-y" chart:style-name="ch5">
            <chart:title svg:x="0.451cm" svg:y="5.691cm" chart:style-name="ch6">
              <text:p>Available Strength</text:p>
            </chart:title>
            <chart:grid chart:style-name="ch7" chart:class="major"/>
          </chart:axis>
          <chart:series chart:style-name="ch8" chart:values-cell-range-address="Summary.B2:Summary.K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28.904761904762">
                <text:p>428.904761904762</text:p>
                <draw:g>
                  <svg:desc>Summary.B2:Summary.K2</svg:desc>
                </draw:g>
              </table:table-cell>
              <table:table-cell office:value-type="float" office:value="370.180543859649">
                <text:p>370.180543859649</text:p>
              </table:table-cell>
              <table:table-cell office:value-type="float" office:value="266.866214285714">
                <text:p>266.866214285714</text:p>
              </table:table-cell>
              <table:table-cell office:value-type="float" office:value="611.864">
                <text:p>611.864</text:p>
              </table:table-cell>
              <table:table-cell office:value-type="float" office:value="539.128571428572">
                <text:p>539.128571428572</text:p>
              </table:table-cell>
              <table:table-cell office:value-type="float" office:value="415.098">
                <text:p>415.098</text:p>
              </table:table-cell>
              <table:table-cell office:value-type="float" office:value="458.758823529412">
                <text:p>458.758823529412</text:p>
              </table:table-cell>
              <table:table-cell office:value-type="float" office:value="1636.98555555556">
                <text:p>1636.98555555556</text:p>
              </table:table-cell>
              <table:table-cell office:value-type="float" office:value="638.17880952381">
                <text:p>638.17880952381</text:p>
              </table:table-cell>
              <table:table-cell office:value-type="float" office:value="1122.37880952381">
                <text:p>1122.37880952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